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image/png" manifest:full-path="Pictures/100000000000031A00000253D1D24142.pn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pr1" style:family="presentation" style:parent-style-name="lyt-aqua-title">
      <style:graphic-properties draw:auto-grow-height="true" fo:min-height="5.209cm"/>
    </style:style>
    <style:style style:name="pr2" style:family="presentation" style:parent-style-name="lyt-aqua-outline1">
      <style:graphic-properties fo:min-height="6.61cm"/>
    </style:style>
    <style:style style:name="pr3" style:family="presentation" style:parent-style-name="lyt-aqua-outline1">
      <style:graphic-properties fo:min-height="3.61cm"/>
    </style:style>
    <style:style style:name="pr4" style:family="presentation" style:parent-style-name="lyt-aqua-notes">
      <style:graphic-properties draw:fill-color="#ffffff" draw:auto-grow-height="true" fo:min-height="13.364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1.5cm"/>
    </style:style>
    <style:style style:name="pr7" style:family="presentation" style:parent-style-name="lyt-aqua-title">
      <style:graphic-properties draw:auto-grow-height="true" fo:min-height="3.506cm"/>
    </style:style>
    <style:style style:name="pr8" style:family="presentation" style:parent-style-name="lyt-aqua-notes">
      <style:graphic-properties draw:fill-color="#ffffff" fo:min-height="13.364cm"/>
    </style:style>
    <style:style style:name="pr9" style:family="presentation" style:parent-style-name="lyt-aqua-subtitle">
      <style:graphic-properties draw:fill-color="#ffffff" draw:auto-grow-height="true" fo:min-height="12.4cm"/>
    </style:style>
    <style:style style:name="pr10" style:family="presentation" style:parent-style-name="lyt-aqua-subtitle">
      <style:graphic-properties fo:min-height="19cm"/>
    </style:style>
    <style:style style:name="pr11" style:family="presentation" style:parent-style-name="lyt-aqua-outline1">
      <style:graphic-properties fo:min-height="12.103cm"/>
    </style:style>
    <style:style style:name="pr12" style:family="presentation" style:parent-style-name="lyt-aqua-outline1">
      <style:graphic-properties fo:min-height="2.7cm"/>
    </style:style>
    <style:style style:name="pr13" style:family="presentation" style:parent-style-name="lyt-aqua-outline1">
      <style:graphic-properties fo:min-height="5.484cm"/>
    </style:style>
    <style:style style:name="pr14" style:family="presentation" style:parent-style-name="lyt-aqua-outline1">
      <style:graphic-properties fo:min-height="10.863cm"/>
    </style:style>
    <style:style style:name="pr15" style:family="presentation" style:parent-style-name="lyt-aqua-outline1">
      <style:graphic-properties fo:min-height="3.1cm"/>
    </style:style>
    <style:style style:name="pr16" style:family="presentation" style:parent-style-name="lyt-aqua-outline1">
      <style:graphic-properties fo:min-height="4.5cm"/>
    </style:style>
    <style:style style:name="pr17" style:family="presentation" style:parent-style-name="lyt-aqua-subtitle">
      <style:graphic-properties draw:fill-color="#ffffff" fo:min-height="16.162cm"/>
    </style:style>
    <style:style style:name="co1" style:family="table-column">
      <style:table-column-properties style:column-width="3.679cm" style:use-optimal-column-width="false"/>
    </style:style>
    <style:style style:name="co2" style:family="table-column">
      <style:table-column-properties style:column-width="3.687cm" style:use-optimal-column-width="false"/>
    </style:style>
    <style:style style:name="co3" style:family="table-column">
      <style:table-column-properties style:column-width="4.244cm" style:use-optimal-column-width="false"/>
    </style:style>
    <style:style style:name="co4" style:family="table-column">
      <style:table-column-properties style:column-width="3.502cm" style:use-optimal-column-width="false"/>
    </style:style>
    <style:style style:name="co5" style:family="table-column">
      <style:table-column-properties style:column-width="3.617cm" style:use-optimal-column-width="false"/>
    </style:style>
    <style:style style:name="co6" style:family="table-column">
      <style:table-column-properties style:column-width="3.513cm" style:use-optimal-column-width="false"/>
    </style:style>
    <style:style style:name="co7" style:family="table-column">
      <style:table-column-properties style:column-width="3.541cm" style:use-optimal-column-width="false"/>
    </style:style>
    <style:style style:name="ro1" style:family="table-row">
      <style:table-row-properties style:row-height="1.307cm"/>
    </style:style>
    <style:style style:name="ro2" style:family="table-row">
      <style:table-row-properties style:row-height="1.308cm"/>
    </style:style>
    <style:style style:name="ro3" style:family="table-row">
      <style:table-row-properties style:row-height="0.954cm"/>
    </style:style>
    <style:style style:name="ce1" style:family="table-cell">
      <style:graphic-properties style:repeat="repeat"/>
      <style:paragraph-properties fo:text-align="center" fo:border="0.02cm solid #000000"/>
    </style:style>
    <style:style style:name="ce2" style:family="table-cell">
      <style:graphic-properties style:repeat="repeat"/>
      <style:paragraph-properties fo:text-align="center" fo:border-left="0.001cm solid #000000" fo:border-right="0.001cm solid #000000" fo:border-top="0.02cm solid #000000" fo:border-bottom="0.001cm solid #000000"/>
    </style:style>
    <style:style style:name="ce3" style:family="table-cell">
      <style:graphic-properties style:repeat="repeat"/>
      <style:paragraph-properties fo:text-align="center" fo:border="0.001cm solid #000000"/>
    </style:style>
    <style:style style:name="ce4" style:family="table-cell">
      <style:graphic-properties draw:fill="none" style:repeat="repeat"/>
      <style:paragraph-properties fo:border="0.001cm solid #000000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</style:style>
    <style:style style:name="ce6" style:family="table-cell">
      <style:graphic-properties draw:fill="none" style:repeat="repeat"/>
      <style:paragraph-properties fo:border-left="0.001cm solid #000000" fo:border-right="0.001cm solid #000000" fo:border-top="none" fo:border-bottom="0.001cm solid #000000"/>
    </style:style>
    <style:style style:name="ce7" style:family="table-cell">
      <style:graphic-properties draw:fill="none" style:repeat="repeat"/>
      <style:paragraph-properties fo:border-left="0.001cm solid #000000" fo:border-right="0.001cm solid #000000" fo:border-top="none" fo:border-bottom="none"/>
      <style:text-properties fo:font-size="18pt"/>
    </style:style>
    <style:style style:name="ce8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  <style:text-properties fo:font-size="18pt"/>
    </style:style>
    <style:style style:name="ce9" style:family="table-cell">
      <style:graphic-properties draw:fill="none" style:repeat="repeat"/>
      <style:paragraph-properties fo:text-align="center" fo:border="0.001cm solid #000000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8.1000003814697pt"/>
    </style:style>
    <style:style style:name="P5" style:family="paragraph">
      <style:paragraph-properties fo:text-align="start"/>
      <style:text-properties fo:font-family="sans-serif, Arial" style:font-family-generic="swiss" fo:font-size="22pt" style:font-family-asian="TimesNewRomanPSMT" style:font-family-generic-asian="swiss" style:font-size-asian="22pt" style:font-family-complex="TimesNewRomanPSMT" style:font-family-generic-complex="swiss" style:font-size-complex="2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18pt"/>
    </style:style>
    <style:style style:name="T1" style:family="text">
      <style:text-properties fo:font-family="sans-serif, Arial" style:font-family-generic="swiss" fo:font-size="22pt" style:font-family-asian="TimesNewRomanPSMT" style:font-family-generic-asian="swiss" style:font-size-asian="22pt" style:font-family-complex="TimesNewRomanPSMT" style:font-family-generic-complex="swiss" style:font-size-complex="22pt"/>
    </style:style>
    <style:style style:name="T2" style:family="text">
      <style:text-properties fo:font-family="sans-serif, Arial" style:font-family-generic="swiss" fo:font-size="22pt" style:font-size-asian="22pt" style:font-size-complex="22pt"/>
    </style:style>
    <style:style style:name="T3" style:family="text">
      <style:text-properties fo:font-family="sans-serif, Arial" style:font-family-generic="swiss" fo:font-size="22pt" fo:language="en" fo:country="US" style:font-size-asian="22pt" style:font-size-complex="22pt"/>
    </style:style>
    <style:style style:name="T4" style:family="text">
      <style:text-properties fo:font-family="'Segoe UI'" style:font-style-name="Normalny"/>
    </style:style>
    <style:style style:name="T5" style:family="text">
      <style:text-properties fo:font-family="Albany" style:font-family-generic="roman" style:font-pitch="variable" style:font-family-asian="'Segoe UI'" style:font-style-name-asian="Normalny" style:font-family-complex="'Segoe UI'" style:font-style-name-complex="Normalny"/>
    </style:style>
    <style:style style:name="T6" style:family="text">
      <style:text-properties fo:font-family="'Segoe UI'" style:font-style-name="Normalny" style:font-family-asian="'Segoe UI'" style:font-style-name-asian="Normalny" style:font-family-complex="'Segoe UI'" style:font-style-name-complex="Normalny"/>
    </style:style>
    <style:style style:name="T7" style:family="text">
      <style:text-properties fo:font-family="'Segoe UI'" style:font-style-name="Normalny" fo:font-size="22pt" style:font-size-asian="22pt" style:font-size-complex="22pt"/>
    </style:style>
    <style:style style:name="T8" style:family="text">
      <style:text-properties fo:font-size="18pt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5">
        <office:forms form:automatic-focus="false" form:apply-design-mode="false"/>
        <draw:frame presentation:style-name="pr1" draw:layer="layout" svg:width="25.199cm" svg:height="5.209cm" svg:x="1.2cm" svg:y="1.991cm" presentation:class="title" presentation:user-transformed="true">
          <draw:text-box>
            <text:p>Eksploracja danych przy wykorzystaniu algorytmu mrówkowego optymalizacji</text:p>
          </draw:text-box>
        </draw:frame>
        <draw:frame presentation:style-name="pr2" draw:layer="layout" svg:width="19cm" svg:height="6.61cm" svg:x="0.8cm" svg:y="13.6cm" presentation:class="outline" presentation:user-transformed="true">
          <draw:text-box>
            <text:list text:style-name="L2">
              <text:list-item>
                <text:p>Opiekun pracy</text:p>
                <text:p>dr hab. inż. Andrzej Stachurski</text:p>
              </text:list-item>
            </text:list>
          </draw:text-box>
        </draw:frame>
        <draw:frame presentation:style-name="pr3" draw:layer="layout" svg:width="12.296cm" svg:height="3.61cm" svg:x="0.8cm" svg:y="9.2cm" presentation:class="outline" presentation:user-transformed="true">
          <draw:text-box>
            <text:list text:style-name="L2">
              <text:list-item>
                <text:p>Autor pracy</text:p>
                <text:p>Adrian Sid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lan prezentacji</text:p>
          </draw:text-box>
        </draw:frame>
        <draw:frame presentation:style-name="pr6" draw:layer="layout" svg:width="24.599cm" svg:height="11.5cm" svg:x="2cm" svg:y="5.5cm" presentation:class="outline">
          <draw:text-box>
            <text:list text:style-name="L2">
              <text:list-item>
                <text:p>Cel pracy</text:p>
              </text:list-item>
              <text:list-item>
                <text:p>Opis algorytmu</text:p>
              </text:list-item>
              <text:list-item>
                <text:p>Modyfikacje i badan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el pracy</text:p>
          </draw:text-box>
        </draw:frame>
        <draw:frame presentation:style-name="pr6" draw:layer="layout" svg:width="24.599cm" svg:height="11.5cm" svg:x="2cm" svg:y="5.5cm" presentation:class="outline">
          <draw:text-box>
            <text:list text:style-name="L2">
              <text:list-item>
                <text:p>Zbadanie algorytmu Ant-Miner</text:p>
              </text:list-item>
              <text:list-item>
                <text:p>Porównanie z innymi popularnymi algorytmami klasyfikacji</text:p>
              </text:list-item>
              <text:list-item>
                <text:p>Modyfikacja algorytm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</text:p>
          </draw:text-box>
        </draw:frame>
        <draw:frame presentation:style-name="pr6" draw:layer="layout" svg:width="24.599cm" svg:height="11.5cm" svg:x="2cm" svg:y="5.5cm" presentation:class="outline">
          <draw:text-box>
            <text:list text:style-name="L2">
              <text:list-item>
                <text:p>Język programowania oraz środowisko <text:s text:c="7"/>do zaawansowanych obliczeń statystycznych i wizualizacji wyników</text:p>
              </text:list-item>
              <text:list-item>
                <text:p>Najpopularniejsze narzędzie w analizie dany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-Miner</text:p>
          </draw:text-box>
        </draw:frame>
        <draw:frame presentation:style-name="pr6" draw:layer="layout" svg:width="24.599cm" svg:height="11.5cm" svg:x="2cm" svg:y="5.5cm" presentation:class="outline">
          <draw:text-box>
            <text:list text:style-name="L2">
              <text:list-item>
                <text:p>Algorytm regułowy klasyfikacji</text:p>
              </text:list-item>
              <text:list-item>
                <text:p>Algorytm mrówkowy optymaliz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32">
        <office:forms form:automatic-focus="false" form:apply-design-mode="false"/>
        <draw:frame presentation:style-name="pr9" draw:text-style-name="P3" draw:layer="layout" svg:width="25.199cm" svg:height="12.4cm" svg:x="1.401cm" svg:y="5.8cm" presentation:class="subtitle" presentation:user-transformed="true">
          <draw:text-box>
            <text:p text:style-name="P1">Reguła klasyfikacyjna</text:p>
            <text:p text:style-name="P2">Jeżeli &lt;warunek1 i warunek2 i ...&gt; to &lt;klasa&gt;</text:p>
            <text:p text:style-name="P2"/>
            <text:p text:style-name="P1">Każdy warunek to trójka</text:p>
            <text:p text:style-name="P2">&lt;atrybut_warunkowy, operator, wartość&gt;</text:p>
            <text:p text:style-name="P2"/>
            <text:p text:style-name="P1">Przykład:</text:p>
            <text:p text:style-name="P2">Jeżeli &lt;dochód, = , niski&gt; to &lt;wysokie&gt;</text:p>
          </draw:text-box>
        </draw:frame>
        <draw:frame draw:style-name="standard" draw:layer="layout" svg:width="18.402cm" svg:height="3.921cm" svg:x="4.416cm" svg:y="1.526cm">
          <table:table table:template-name="lightbl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wiek</text:p>
              </table:table-cell>
              <table:table-cell>
                <text:p text:style-name="P2">status</text:p>
              </table:table-cell>
              <table:table-cell>
                <text:p text:style-name="P2">dochód</text:p>
              </table:table-cell>
              <table:table-cell>
                <text:p text:style-name="P2">dzieci</text:p>
              </table:table-cell>
              <table:table-cell>
                <text:p text:style-name="P2">ryzyko</text:p>
              </table:table-cell>
            </table:table-row>
            <table:table-row table:style-name="ro1" table:default-cell-style-name="ce2">
              <table:table-cell>
                <text:p text:style-name="P2">25</text:p>
              </table:table-cell>
              <table:table-cell>
                <text:p text:style-name="P2">kawaler</text:p>
              </table:table-cell>
              <table:table-cell>
                <text:p text:style-name="P2">niski</text:p>
              </table:table-cell>
              <table:table-cell>
                <text:p text:style-name="P2">0</text:p>
              </table:table-cell>
              <table:table-cell>
                <text:p text:style-name="P2">wysokie</text:p>
              </table:table-cell>
            </table:table-row>
            <table:table-row table:style-name="ro2" table:default-cell-style-name="ce3">
              <table:table-cell>
                <text:p text:style-name="P2">36</text:p>
              </table:table-cell>
              <table:table-cell>
                <text:p text:style-name="P2">żonaty</text:p>
              </table:table-cell>
              <table:table-cell>
                <text:p text:style-name="P2">średni</text:p>
              </table:table-cell>
              <table:table-cell>
                <text:p text:style-name="P2">1</text:p>
              </table:table-cell>
              <table:table-cell>
                <text:p text:style-name="P2">niski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32">
        <office:forms form:automatic-focus="false" form:apply-design-mode="false"/>
        <draw:frame presentation:style-name="pr10" draw:text-style-name="P5" draw:layer="layout" svg:width="25.199cm" svg:height="19cm" svg:x="1.4cm" svg:y="1cm" presentation:class="subtitle" presentation:user-transformed="true">
          <draw:text-box>
            <text:p text:style-name="P1"><text:span text:style-name="T1">ZbiórTreningowy = {zbiór treningowy};</text:span></text:p>
            <text:p text:style-name="P1"><text:span text:style-name="T2">ListaOdkrytychReguł = []; /* inicjalizowany listą pustą */</text:span></text:p>
            <text:p text:style-name="P1"><text:span text:style-name="T3">POWTARZAJ</text:span></text:p>
            <text:p text:style-name="P1"><text:span text:style-name="T3"><text:tab/></text:span><text:span text:style-name="T3">i=1; /* indeks mrówki */</text:span></text:p>
            <text:p text:style-name="P1"><text:span text:style-name="T3"><text:tab/></text:span><text:span text:style-name="T3">j=1; /*indeks testu zbieżności */</text:span></text:p>
            <text:p text:style-name="P1"><text:span text:style-name="T3"><text:tab/></text:span><text:span text:style-name="T2">Inicjalizacja ścieżek tą samą ilością feromonu;</text:span></text:p>
            <text:p text:style-name="P1"><text:span text:style-name="T2"><text:tab/></text:span><text:span text:style-name="T2">POWTARZAJ\</text:span></text:p>
            <text:p text:style-name="P1"><text:span text:style-name="T2"><text:tab/></text:span><text:span text:style-name="T2"><text:tab/></text:span><text:span text:style-name="T2">Mrówka stopniowo konstruuje regułę Ri przez dodawanie jednego <text:s text:c="12"/>warunku naraz;</text:span></text:p>
            <text:p text:style-name="P1"><text:span text:style-name="T2"><text:tab/></text:span><text:span text:style-name="T2"><text:tab/></text:span><text:span text:style-name="T2">Przytnij stworzoną regułę Ri;</text:span></text:p>
            <text:p text:style-name="P1"><text:span text:style-name="T3"><text:tab/></text:span><text:span text:style-name="T3"><text:tab/></text:span><text:span text:style-name="T3">Uaktualnij feromon na ścieżkach;</text:span></text:p>
            <text:p text:style-name="P1"><text:span text:style-name="T3"><text:tab/></text:span><text:span text:style-name="T3"><text:tab/></text:span><text:span text:style-name="T3">Wykonaj test zbieżności reguły Ri;</text:span></text:p>
            <text:p text:style-name="P1"><text:span text:style-name="T3"><text:tab/></text:span><text:span text:style-name="T3"><text:tab/></text:span><text:span text:style-name="T3">i=i+1;</text:span></text:p>
            <text:p text:style-name="P1"><text:span text:style-name="T3"><text:tab/></text:span><text:span text:style-name="T2">DOPÓKI ((i≥liczba_mrówek) lub (j≥liczba_zbieżnych_reguł) )</text:span></text:p>
            <text:p text:style-name="P1"><text:span text:style-name="T2"><text:tab/></text:span><text:span text:style-name="T2">Wybierz najlepszą regułę spośród stworzonych reguł;</text:span></text:p>
            <text:p text:style-name="P1"><text:span text:style-name="T2"><text:tab/></text:span><text:span text:style-name="T2">Wybraną regułę dodaj do ListaOdkrytychReguł;</text:span></text:p>
            <text:p text:style-name="P1"><text:span text:style-name="T2"><text:tab/></text:span><text:span text:style-name="T1">ZbiórTreningowy</text:span><text:span text:style-name="T2"> = </text:span><text:span text:style-name="T1">ZbiórTreningowy</text:span><text:span text:style-name="T2"> – {przypadki pokryte przez <text:s text:c="79"/>wybraną regułę};</text:span></text:p>
            <text:p text:style-name="P1"><text:span text:style-name="T2">DOPÓKI (ZbiórTreningowy &gt; liczba_niepokrytych_przypadków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romon</text:p>
          </draw:text-box>
        </draw:frame>
        <draw:frame draw:style-name="gr2" draw:text-style-name="P2" draw:layer="layout" svg:width="5.544cm" svg:height="5.581cm" svg:x="10.8cm" svg:y="6.819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32">
        <office:forms form:automatic-focus="false" form:apply-design-mode="false"/>
        <draw:frame presentation:style-name="pr10" draw:text-style-name="P5" draw:layer="layout" svg:width="25.199cm" svg:height="19cm" svg:x="1.4cm" svg:y="1cm" presentation:class="subtitle" presentation:user-transformed="true">
          <draw:text-box>
            <text:p text:style-name="P1"><text:span text:style-name="T1">ZbiórTreningowy = {zbiór treningowy};</text:span></text:p>
            <text:p text:style-name="P1"><text:span text:style-name="T2">ListaOdkrytychReguł = []; /* inicjalizowany listą pustą */</text:span></text:p>
            <text:p text:style-name="P1"><text:span text:style-name="T3">POWTARZAJ</text:span></text:p>
            <text:p text:style-name="P1"><text:span text:style-name="T3"><text:tab/></text:span><text:span text:style-name="T3">i=1; /* indeks mrówki */</text:span></text:p>
            <text:p text:style-name="P1"><text:span text:style-name="T3"><text:tab/></text:span><text:span text:style-name="T3">j=1; /*indeks testu zbieżności */</text:span></text:p>
            <text:p text:style-name="P1"><text:span text:style-name="T3"><text:tab/></text:span><text:span text:style-name="T2">Inicjalizacja ścieżek tą samą ilością feromonu;</text:span></text:p>
            <text:p text:style-name="P1"><text:span text:style-name="T2"><text:tab/></text:span><text:span text:style-name="T2">POWTARZAJ\</text:span></text:p>
            <text:p text:style-name="P1"><text:span text:style-name="T2"><text:tab/></text:span><text:span text:style-name="T2"><text:tab/></text:span><text:span text:style-name="T2">Mrówka stopniowo konstruuje regułę Ri przez dodawanie jednego <text:s text:c="12"/>warunku naraz;</text:span></text:p>
            <text:p text:style-name="P1"><text:span text:style-name="T2"><text:tab/></text:span><text:span text:style-name="T2"><text:tab/></text:span><text:span text:style-name="T2">Przytnij stworzoną regułe Ri;</text:span></text:p>
            <text:p text:style-name="P1"><text:span text:style-name="T3"><text:tab/></text:span><text:span text:style-name="T3"><text:tab/></text:span><text:span text:style-name="T3">Uaktualnij feromon na ścieżkach;</text:span></text:p>
            <text:p text:style-name="P1"><text:span text:style-name="T3"><text:tab/></text:span><text:span text:style-name="T3"><text:tab/></text:span><text:span text:style-name="T3">Wykonaj test zbieżności reguły Ri;</text:span></text:p>
            <text:p text:style-name="P1"><text:span text:style-name="T3"><text:tab/></text:span><text:span text:style-name="T3"><text:tab/></text:span><text:span text:style-name="T3">i=i+1;</text:span></text:p>
            <text:p text:style-name="P1"><text:span text:style-name="T3"><text:tab/></text:span><text:span text:style-name="T2">DOPÓKI ((i≥liczba_mrówek) lub (j≥liczba_zbieżnych_reguł) )</text:span></text:p>
            <text:p text:style-name="P1"><text:span text:style-name="T2"><text:tab/></text:span><text:span text:style-name="T2">Wybierz najlepszą regułe spośród stworzonych reguł;</text:span></text:p>
            <text:p text:style-name="P1"><text:span text:style-name="T2"><text:tab/></text:span><text:span text:style-name="T2">Wybraną regułe dodaj do ListaOdkrytychReguł;</text:span></text:p>
            <text:p text:style-name="P1"><text:span text:style-name="T2"><text:tab/></text:span><text:span text:style-name="T1">ZbiórTreningowy</text:span><text:span text:style-name="T2"> = </text:span><text:span text:style-name="T1">ZbiórTreningowy</text:span><text:span text:style-name="T2"> – {przypadki pokryte przez <text:s text:c="79"/>wybraną regułe};</text:span></text:p>
            <text:p text:style-name="P1"><text:span text:style-name="T2">DOPÓKI (ZbiórTreningowy &gt; liczba_niepokrytych_przypadków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4T1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dowa reguły</text:p>
          </draw:text-box>
        </draw:frame>
        <draw:frame presentation:style-name="pr11" draw:layer="layout" svg:width="24.4cm" svg:height="12.103cm" svg:x="2cm" svg:y="5.5cm" presentation:class="outline" presentation:user-transformed="true">
          <draw:text-box>
            <text:list text:style-name="L2">
              <text:list-item>
                <text:p>Dodawanie warunku pojedynczo</text:p>
              </text:list-item>
              <text:list-item>
                <text:p>Wybór warunku na podstawie heurystyki(<text:span text:style-name="T4">n</text:span><text:span text:style-name="T5">) i feromonu(t</text:span><text:span text:style-name="T6">)</text:span></text:p>
              </text:list-item>
              <text:list-item>
                <text:p>Pokrycie tworzonej reguły nie może być mniejsze niż zadany próg</text:p>
              </text:list-item>
              <text:list-item>
                <text:p>Najczęściej występujący atrybut decyzyjny w pokrywanych przypadkach następnikiem reguł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dowa reguły</text:p>
          </draw:text-box>
        </draw:frame>
        <draw:frame presentation:style-name="pr6" draw:layer="layout" svg:width="24.599cm" svg:height="11.5cm" svg:x="2cm" svg:y="5.5cm" presentation:class="outline">
          <draw:text-box>
            <text:p text:style-name="P1"><text:span text:style-name="T2">POWTARZAJ</text:span></text:p>
            <text:p text:style-name="P1"><text:span text:style-name="T2"><text:s text:c="4"/></text:span><text:span text:style-name="T2">Oblicz heurystykę(</text:span><text:span text:style-name="T7">n</text:span><text:span text:style-name="T2">) dla każdego warunku;</text:span></text:p>
            <text:p text:style-name="P1"><text:span text:style-name="T2"><text:s text:c="4"/></text:span><text:span text:style-name="T2">Oblicz prawdopodobieństwo(P) dla każdego warunku; </text:span></text:p>
            <text:p text:style-name="P1"><text:span text:style-name="T2"><text:s text:c="4"/></text:span><text:span text:style-name="T2">Losuj warunki zgodnie z prawdopodobieństwem P;</text:span></text:p>
            <text:p text:style-name="P1"><text:span text:style-name="T3"><text:s text:c="4"/></text:span><text:span text:style-name="T3">Dodaj warunek do poprzednika reguły;</text:span></text:p>
            <text:p text:style-name="P1"><text:span text:style-name="T2">DOPÓKI (wykorzystano wszystkie atrybuty)</text:span></text:p>
            <text:p text:style-name="P1"><text:span text:style-name="T2">Dodaj klasę decyzyjną do następnika reguły;</text:span></text:p>
            <text:p text:style-name="P1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rawdopodobieństwo warunku</text:p>
          </draw:text-box>
        </draw:frame>
        <draw:frame draw:style-name="gr2" draw:layer="layout" svg:width="18.76cm" svg:height="7.393cm" svg:x="5cm" svg:y="6.807cm" presentation:class="objec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eurystyka</text:p>
          </draw:text-box>
        </draw:frame>
        <draw:frame draw:style-name="gr2" draw:text-style-name="P2" draw:layer="layout" svg:width="25.142cm" svg:height="5.941cm" svg:x="2cm" svg:y="5.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.999cm" svg:height="0.999cm" svg:x="13.159cm" svg:y="10.047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26.537cm" svg:height="3.053cm" svg:x="1.4cm" svg:y="13.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3T32">
        <office:forms form:automatic-focus="false" form:apply-design-mode="false"/>
        <draw:frame presentation:style-name="pr10" draw:text-style-name="P5" draw:layer="layout" svg:width="25.199cm" svg:height="19cm" svg:x="1.4cm" svg:y="1cm" presentation:class="subtitle" presentation:user-transformed="true">
          <draw:text-box>
            <text:p text:style-name="P1"><text:span text:style-name="T1">ZbiórTreningowy = {zbiór treningowy};</text:span></text:p>
            <text:p text:style-name="P1"><text:span text:style-name="T2">ListaOdkrytychReguł = []; /* inicjalizowany listą pustą */</text:span></text:p>
            <text:p text:style-name="P1"><text:span text:style-name="T3">POWTARZAJ</text:span></text:p>
            <text:p text:style-name="P1"><text:span text:style-name="T3"><text:tab/></text:span><text:span text:style-name="T3">i=1; /* indeks mrówki */</text:span></text:p>
            <text:p text:style-name="P1"><text:span text:style-name="T3"><text:tab/></text:span><text:span text:style-name="T3">j=1; /*indeks testu zbieżności */</text:span></text:p>
            <text:p text:style-name="P1"><text:span text:style-name="T3"><text:tab/></text:span><text:span text:style-name="T2">Inicjalizacja ścieżek tą samą ilością feromonu;</text:span></text:p>
            <text:p text:style-name="P1"><text:span text:style-name="T2"><text:tab/></text:span><text:span text:style-name="T2">POWTARZAJ\</text:span></text:p>
            <text:p text:style-name="P1"><text:span text:style-name="T2"><text:tab/></text:span><text:span text:style-name="T2"><text:tab/></text:span><text:span text:style-name="T2">Mrówka stopniowo konstruuje regułę Ri przez dodawanie jednego <text:s text:c="12"/>warunku naraz;</text:span></text:p>
            <text:p text:style-name="P1"><text:span text:style-name="T2"><text:tab/></text:span><text:span text:style-name="T2"><text:tab/></text:span><text:span text:style-name="T2">Przytnij stworzoną regułe Ri;</text:span></text:p>
            <text:p text:style-name="P1"><text:span text:style-name="T3"><text:tab/></text:span><text:span text:style-name="T3"><text:tab/></text:span><text:span text:style-name="T3">Uaktualnij feromon na ścieżkach;</text:span></text:p>
            <text:p text:style-name="P1"><text:span text:style-name="T3"><text:tab/></text:span><text:span text:style-name="T3"><text:tab/></text:span><text:span text:style-name="T3">Wykonaj test zbieżności reguły Ri;</text:span></text:p>
            <text:p text:style-name="P1"><text:span text:style-name="T3"><text:tab/></text:span><text:span text:style-name="T3"><text:tab/></text:span><text:span text:style-name="T3">i=i+1;</text:span></text:p>
            <text:p text:style-name="P1"><text:span text:style-name="T3"><text:tab/></text:span><text:span text:style-name="T2">DOPÓKI ((i≥liczba_mrówek) lub (j≥liczba_zbieżnych_reguł) )</text:span></text:p>
            <text:p text:style-name="P1"><text:span text:style-name="T2"><text:tab/></text:span><text:span text:style-name="T2">Wybierz najlepszą regułe spośród stworzonych reguł;</text:span></text:p>
            <text:p text:style-name="P1"><text:span text:style-name="T2"><text:tab/></text:span><text:span text:style-name="T2">Wybraną regułe dodaj do ListaOdkrytychReguł;</text:span></text:p>
            <text:p text:style-name="P1"><text:span text:style-name="T2"><text:tab/></text:span><text:span text:style-name="T1">ZbiórTreningowy</text:span><text:span text:style-name="T2"> = </text:span><text:span text:style-name="T1">ZbiórTreningowy</text:span><text:span text:style-name="T2"> – {przypadki pokryte przez <text:s text:c="79"/>wybraną regułe};</text:span></text:p>
            <text:p text:style-name="P1"><text:span text:style-name="T2">DOPÓKI (ZbiórTreningowy &gt; liczba_niepokrytych_przypadków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zycinanie reguły</text:p>
          </draw:text-box>
        </draw:frame>
        <draw:frame presentation:style-name="pr6" draw:layer="layout" svg:width="24.4cm" svg:height="11.5cm" svg:x="2cm" svg:y="5.5cm" presentation:class="outline" presentation:user-transformed="true">
          <draw:text-box>
            <text:list text:style-name="L2">
              <text:list-item>
                <text:p>Usuwanie z reguły nieistotnych warunków pojedynczo</text:p>
              </text:list-item>
              <text:list-item>
                <text:p>Tylko jeśli poprawi to jakość reguły</text:p>
              </text:list-item>
            </text:list>
          </draw:text-box>
        </draw:frame>
        <draw:frame draw:style-name="gr2" draw:text-style-name="P2" draw:layer="layout" svg:width="13.957cm" svg:height="3.326cm" svg:x="6.443cm" svg:y="12.4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32">
        <office:forms form:automatic-focus="false" form:apply-design-mode="false"/>
        <draw:frame presentation:style-name="pr10" draw:text-style-name="P5" draw:layer="layout" svg:width="25.199cm" svg:height="19cm" svg:x="1.4cm" svg:y="1cm" presentation:class="subtitle" presentation:user-transformed="true">
          <draw:text-box>
            <text:p text:style-name="P1"><text:span text:style-name="T1">ZbiórTreningowy = {zbiór treningowy};</text:span></text:p>
            <text:p text:style-name="P1"><text:span text:style-name="T2">ListaOdkrytychReguł = []; /* inicjalizowany listą pustą */</text:span></text:p>
            <text:p text:style-name="P1"><text:span text:style-name="T3">POWTARZAJ</text:span></text:p>
            <text:p text:style-name="P1"><text:span text:style-name="T3"><text:tab/></text:span><text:span text:style-name="T3">i=1; /* indeks mrówki */</text:span></text:p>
            <text:p text:style-name="P1"><text:span text:style-name="T3"><text:tab/></text:span><text:span text:style-name="T3">j=1; /*indeks testu zbieżności */</text:span></text:p>
            <text:p text:style-name="P1"><text:span text:style-name="T3"><text:tab/></text:span><text:span text:style-name="T2">Inicjalizacja ścieżek tą samą ilością feromonu;</text:span></text:p>
            <text:p text:style-name="P1"><text:span text:style-name="T2"><text:tab/></text:span><text:span text:style-name="T2">POWTARZAJ\</text:span></text:p>
            <text:p text:style-name="P1"><text:span text:style-name="T2"><text:tab/></text:span><text:span text:style-name="T2"><text:tab/></text:span><text:span text:style-name="T2">Mrówka stopniowo konstruuje regułę Ri przez dodawanie jednego <text:s text:c="12"/>warunku naraz;</text:span></text:p>
            <text:p text:style-name="P1"><text:span text:style-name="T2"><text:tab/></text:span><text:span text:style-name="T2"><text:tab/></text:span><text:span text:style-name="T2">Przytnij stworzoną regułe Ri;</text:span></text:p>
            <text:p text:style-name="P1"><text:span text:style-name="T3"><text:tab/></text:span><text:span text:style-name="T3"><text:tab/></text:span><text:span text:style-name="T3">Uaktualnij feromon na ścieżkach;</text:span></text:p>
            <text:p text:style-name="P1"><text:span text:style-name="T3"><text:tab/></text:span><text:span text:style-name="T3"><text:tab/></text:span><text:span text:style-name="T3">Wykonaj test zbieżności reguły Ri;</text:span></text:p>
            <text:p text:style-name="P1"><text:span text:style-name="T3"><text:tab/></text:span><text:span text:style-name="T3"><text:tab/></text:span><text:span text:style-name="T3">i=i+1;</text:span></text:p>
            <text:p text:style-name="P1"><text:span text:style-name="T3"><text:tab/></text:span><text:span text:style-name="T2">DOPÓKI ((i≥liczba_mrówek) lub (j≥liczba_zbieżnych_reguł) )</text:span></text:p>
            <text:p text:style-name="P1"><text:span text:style-name="T2"><text:tab/></text:span><text:span text:style-name="T2">Wybierz najlepszą regułe spośród stworzonych reguł;</text:span></text:p>
            <text:p text:style-name="P1"><text:span text:style-name="T2"><text:tab/></text:span><text:span text:style-name="T2">Wybraną regułe dodaj do ListaOdkrytychReguł;</text:span></text:p>
            <text:p text:style-name="P1"><text:span text:style-name="T2"><text:tab/></text:span><text:span text:style-name="T1">ZbiórTreningowy</text:span><text:span text:style-name="T2"> = </text:span><text:span text:style-name="T1">ZbiórTreningowy</text:span><text:span text:style-name="T2"> – {przypadki pokryte przez <text:s text:c="79"/>wybraną regułe};</text:span></text:p>
            <text:p text:style-name="P1"><text:span text:style-name="T2">DOPÓKI (ZbiórTreningowy &gt; liczba_niepokrytych_przypadków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4T1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większenie feromonu</text:p>
          </draw:text-box>
        </draw:frame>
        <draw:frame draw:style-name="gr2" draw:text-style-name="P2" draw:layer="layout" svg:width="9.404cm" svg:height="2.213cm" svg:x="7.984cm" svg:y="9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presentation:style-name="pr12" draw:layer="layout" svg:width="24.599cm" svg:height="2.7cm" svg:x="2.001cm" svg:y="5.5cm" presentation:class="outline" presentation:user-transformed="true">
          <draw:text-box>
            <text:list text:style-name="L2">
              <text:list-item>
                <text:p>Tylko dla warunków tworzących reguł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mniejszenie feromonu</text:p>
          </draw:text-box>
        </draw:frame>
        <draw:frame presentation:style-name="pr13" draw:layer="layout" svg:width="23.599cm" svg:height="5.484cm" svg:x="2.601cm" svg:y="5.2cm" presentation:class="outline" presentation:user-transformed="true">
          <draw:text-box>
            <text:list text:style-name="L2">
              <text:list-item>
                <text:p>Każdy warunek podlega zmniejszeniu feromonu</text:p>
              </text:list-item>
            </text:list>
          </draw:text-box>
        </draw:frame>
        <draw:frame draw:style-name="gr2" draw:text-style-name="P2" draw:layer="layout" svg:width="9.195cm" svg:height="7.393cm" svg:x="8.797cm" svg:y="8.607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3T32">
        <office:forms form:automatic-focus="false" form:apply-design-mode="false"/>
        <draw:frame presentation:style-name="pr10" draw:text-style-name="P5" draw:layer="layout" svg:width="25.199cm" svg:height="19cm" svg:x="1.4cm" svg:y="1cm" presentation:class="subtitle" presentation:user-transformed="true">
          <draw:text-box>
            <text:p text:style-name="P1"><text:span text:style-name="T1">ZbiórTreningowy = {zbiór treningowy};</text:span></text:p>
            <text:p text:style-name="P1"><text:span text:style-name="T2">ListaOdkrytychReguł = []; /* inicjalizowany listą pustą */</text:span></text:p>
            <text:p text:style-name="P1"><text:span text:style-name="T3">POWTARZAJ</text:span></text:p>
            <text:p text:style-name="P1"><text:span text:style-name="T3"><text:tab/></text:span><text:span text:style-name="T3">i=1; /* indeks mrówki */</text:span></text:p>
            <text:p text:style-name="P1"><text:span text:style-name="T3"><text:tab/></text:span><text:span text:style-name="T3">j=1; /*indeks testu zbieżności */</text:span></text:p>
            <text:p text:style-name="P1"><text:span text:style-name="T3"><text:tab/></text:span><text:span text:style-name="T2">Inicjalizacja ścieżek tą samą ilością feromonu;</text:span></text:p>
            <text:p text:style-name="P1"><text:span text:style-name="T2"><text:tab/></text:span><text:span text:style-name="T2">POWTARZAJ\</text:span></text:p>
            <text:p text:style-name="P1"><text:span text:style-name="T2"><text:tab/></text:span><text:span text:style-name="T2"><text:tab/></text:span><text:span text:style-name="T2">Mrówka stopniowo konstruuje regułę Ri przez dodawanie jednego <text:s text:c="12"/>warunku naraz;</text:span></text:p>
            <text:p text:style-name="P1"><text:span text:style-name="T2"><text:tab/></text:span><text:span text:style-name="T2"><text:tab/></text:span><text:span text:style-name="T2">Przytnij stworzoną regułe Ri;</text:span></text:p>
            <text:p text:style-name="P1"><text:span text:style-name="T3"><text:tab/></text:span><text:span text:style-name="T3"><text:tab/></text:span><text:span text:style-name="T3">Uaktualnij feromon na ścieżkach;</text:span></text:p>
            <text:p text:style-name="P1"><text:span text:style-name="T3"><text:tab/></text:span><text:span text:style-name="T3"><text:tab/></text:span><text:span text:style-name="T3">Wykonaj test zbieżności reguły Ri;</text:span></text:p>
            <text:p text:style-name="P1"><text:span text:style-name="T3"><text:tab/></text:span><text:span text:style-name="T3"><text:tab/></text:span><text:span text:style-name="T3">i=i+1;</text:span></text:p>
            <text:p text:style-name="P1"><text:span text:style-name="T3"><text:tab/></text:span><text:span text:style-name="T2">DOPÓKI ((i≥liczba_mrówek) lub (j≥liczba_zbieżnych_reguł) )</text:span></text:p>
            <text:p text:style-name="P1"><text:span text:style-name="T2"><text:tab/></text:span><text:span text:style-name="T2">Wybierz najlepszą regułe spośród stworzonych reguł;</text:span></text:p>
            <text:p text:style-name="P1"><text:span text:style-name="T2"><text:tab/></text:span><text:span text:style-name="T2">Wybraną regułe dodaj do ListaOdkrytychReguł;</text:span></text:p>
            <text:p text:style-name="P1"><text:span text:style-name="T2"><text:tab/></text:span><text:span text:style-name="T1">ZbiórTreningowy</text:span><text:span text:style-name="T2"> = </text:span><text:span text:style-name="T1">ZbiórTreningowy</text:span><text:span text:style-name="T2"> – {przypadki pokryte przez <text:s text:c="79"/>wybraną regułe};</text:span></text:p>
            <text:p text:style-name="P1"><text:span text:style-name="T2">DOPÓKI (ZbiórTreningowy &gt; liczba_niepokrytych_przypadków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nioskowanie</text:p>
          </draw:text-box>
        </draw:frame>
        <draw:frame presentation:style-name="pr6" draw:layer="layout" svg:width="24.4cm" svg:height="11.5cm" svg:x="2cm" svg:y="5.5cm" presentation:class="outline" presentation:user-transformed="true">
          <draw:text-box>
            <text:list text:style-name="L2">
              <text:list-item>
                <text:p>Algorytm tworzy listę uporządkowaną reguł</text:p>
              </text:list-item>
              <text:list-item>
                <text:p>Pierwsza reguła, która pokrywa przypadek jest aplikowa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1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ównywane algorytmy</text:p>
          </draw:text-box>
        </draw:frame>
        <draw:frame presentation:style-name="pr14" draw:layer="layout" svg:width="24.003cm" svg:height="10.863cm" svg:x="1.997cm" svg:y="4.3cm" presentation:class="outline" presentation:user-transformed="true">
          <draw:text-box>
            <text:list text:style-name="L2">
              <text:list-header>
                <text:p>Najpopularniejsze algorytmy klasyfikacji</text:p>
              </text:list-header>
              <text:list-item>
                <text:p>C5.0</text:p>
              </text:list-item>
              <text:list-item>
                <text:p>Maszyna wektorów nośnych (SVM)</text:p>
              </text:list-item>
              <text:list-item>
                <text:p>Naiwny klasyfikator Bayesa (Naive Bayes)</text:p>
              </text:list-item>
              <text:list-item>
                <text:p>CA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ównanie algorytmów</text:p>
          </draw:text-box>
        </draw:frame>
        <draw:frame draw:style-name="standard" draw:layer="layout" svg:width="18.416cm" svg:height="6.549cm" svg:x="4.48cm" svg:y="4.87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4">
              <table:table-cell/>
              <table:table-cell>
                <text:p><text:span text:style-name="T8">mushroom</text:span></text:p>
              </table:table-cell>
              <table:table-cell>
                <text:p><text:span text:style-name="T8">cars</text:span></text:p>
              </table:table-cell>
              <table:table-cell>
                <text:p><text:span text:style-name="T8">nursery</text:span></text:p>
              </table:table-cell>
              <table:table-cell>
                <text:p><text:span text:style-name="T8">Breast cancer</text:span></text:p>
              </table:table-cell>
            </table:table-row>
            <table:table-row table:style-name="ro3" table:default-cell-style-name="ce4">
              <table:table-cell>
                <text:p><text:span text:style-name="T8">C5.0</text:span></text:p>
              </table:table-cell>
              <table:table-cell>
                <text:p><text:span text:style-name="T8">0.9995074</text:span></text:p>
              </table:table-cell>
              <table:table-cell>
                <text:p><text:span text:style-name="T8">0.9739710</text:span></text:p>
              </table:table-cell>
              <table:table-cell>
                <text:p><text:span text:style-name="T8">0.9945992</text:span></text:p>
              </table:table-cell>
              <table:table-cell>
                <text:p><text:span text:style-name="T8">0.9400663</text:span></text:p>
              </table:table-cell>
            </table:table-row>
            <table:table-row table:style-name="ro3" table:default-cell-style-name="ce4">
              <table:table-cell>
                <text:p><text:span text:style-name="T8">svm</text:span></text:p>
              </table:table-cell>
              <table:table-cell>
                <text:p><text:span text:style-name="T8">0.9981535</text:span></text:p>
              </table:table-cell>
              <table:table-cell>
                <text:p><text:span text:style-name="T8">0.8981631</text:span></text:p>
              </table:table-cell>
              <table:table-cell>
                <text:p><text:span text:style-name="T8">0.9709881</text:span></text:p>
              </table:table-cell>
              <table:table-cell>
                <text:p><text:span text:style-name="T8">0.9751705</text:span></text:p>
              </table:table-cell>
            </table:table-row>
            <table:table-row table:style-name="ro3" table:default-cell-style-name="ce5">
              <table:table-cell>
                <text:p><text:span text:style-name="T8">Naive bayes</text:span></text:p>
              </table:table-cell>
              <table:table-cell>
                <text:p><text:span text:style-name="T8">0.9405449</text:span></text:p>
              </table:table-cell>
              <table:table-cell>
                <text:p><text:span text:style-name="T8">0.8576459</text:span></text:p>
              </table:table-cell>
              <table:table-cell>
                <text:p><text:span text:style-name="T8">0.9029335</text:span></text:p>
              </table:table-cell>
              <table:table-cell>
                <text:p><text:span text:style-name="T8">0.9765985</text:span></text:p>
              </table:table-cell>
            </table:table-row>
            <table:table-row table:style-name="ro3" table:default-cell-style-name="ce4">
              <table:table-cell>
                <text:p><text:span text:style-name="T8">cart</text:span></text:p>
              </table:table-cell>
              <table:table-cell>
                <text:p><text:span text:style-name="T8">0.9940915</text:span></text:p>
              </table:table-cell>
              <table:table-cell>
                <text:p><text:span text:style-name="T8">0.9404141</text:span></text:p>
              </table:table-cell>
              <table:table-cell>
                <text:p><text:span text:style-name="T8">0.8726861</text:span></text:p>
              </table:table-cell>
              <table:table-cell>
                <text:p><text:span text:style-name="T8">0.9342272</text:span></text:p>
              </table:table-cell>
            </table:table-row>
            <table:table-row table:style-name="ro3" table:default-cell-style-name="ce6">
              <table:table-cell>
                <text:p><text:span text:style-name="T8">antminer</text:span></text:p>
              </table:table-cell>
              <table:table-cell>
                <text:p><text:span text:style-name="T8">0.9986456</text:span></text:p>
              </table:table-cell>
              <table:table-cell>
                <text:p><text:span text:style-name="T8">0.6000324</text:span></text:p>
              </table:table-cell>
              <table:table-cell>
                <text:p><text:span text:style-name="T8">0.6909730</text:span></text:p>
              </table:table-cell>
              <table:table-cell>
                <text:p><text:span text:style-name="T8">0.913724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18.6cm" svg:height="5.947cm" svg:x="4.4cm" svg:y="13.801cm">
          <draw:text-box>
            <text:p>Zastosowana 10-krotna walidacja krzyżowa</text:p>
            <text:p>Tabela przedstawia uśrednione wyniki trafności klasyfikacji dla pięciu przebiegów każdego z algorytmów.</text:p>
            <text:p>Argumenty wejściowe algorytmu antminer:</text:p>
            <text:list text:style-name="L4">
              <text:list-item>
                <text:p>Max liczba niepokrytych przypadków – 10</text:p>
              </text:list-item>
              <text:list-item>
                <text:p>Liczba mrówek – 1000</text:p>
              </text:list-item>
              <text:list-item>
                <text:p>Liczba zbieżnych reguł – 10</text:p>
              </text:list-item>
              <text:list-item>
                <text:p>Minimalna liczba pokrytych przypadków -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zas obliczeń</text:p>
          </draw:text-box>
        </draw:frame>
        <draw:frame presentation:style-name="pr6" draw:layer="layout" svg:width="24.599cm" svg:height="11.5cm" svg:x="2cm" svg:y="5.5cm" presentation:class="outline">
          <draw:text-box>
            <text:list text:style-name="L2">
              <text:list-item>
                <text:p>Zbiór danych ponad 8000 obserwacji</text:p>
              </text:list-item>
              <text:list-item>
                <text:p>21 atrybutów warunkowych</text:p>
              </text:list-item>
              <text:list-item>
                <text:p>134 warunki</text:p>
                <text:p/>
                <text:p>Czas obliczeń – około 13 godz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miana jakości reguły</text:p>
          </draw:text-box>
        </draw:frame>
        <draw:frame presentation:style-name="pr6" draw:layer="layout" svg:width="24.599cm" svg:height="11.5cm" svg:x="1.601cm" svg:y="8.2cm" presentation:class="outline" presentation:user-transformed="true">
          <draw:text-box>
            <text:list text:style-name="L2">
              <text:list-item>
                <text:p>Czułość – miara zasięgu, określa w jakim procencie przypadki z klasą pozytywną zostały pokryte przewidywaniem pozytywnym</text:p>
              </text:list-item>
              <text:list-item>
                <text:p>Specyficzność – miara zasięgu, określa w jakim procencie przypadki z klasą negatywną zostały pokryte przewidywaniem negatywnym</text:p>
              </text:list-item>
            </text:list>
          </draw:text-box>
        </draw:frame>
        <draw:frame draw:style-name="gr2" draw:text-style-name="P2" draw:layer="layout" svg:width="13.957cm" svg:height="3.326cm" svg:x="6.643cm" svg:y="4.274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miana jakości reguły</text:p>
          </draw:text-box>
        </draw:frame>
        <draw:frame presentation:style-name="pr6" draw:layer="layout" svg:width="24.599cm" svg:height="11.5cm" svg:x="1.801cm" svg:y="8.3cm" presentation:class="outline" presentation:user-transformed="true">
          <draw:text-box>
            <text:list text:style-name="L2">
              <text:list-item>
                <text:p>TN może być 0</text:p>
              </text:list-item>
              <text:list-item>
                <text:p>Miary pokrycia nie do końca oddają skuteczności predykcji reguły</text:p>
              </text:list-item>
            </text:list>
          </draw:text-box>
        </draw:frame>
        <draw:frame draw:style-name="gr2" draw:text-style-name="P2" draw:layer="layout" svg:width="13.957cm" svg:height="3.326cm" svg:x="6.644cm" svg:y="4.274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miana jakości reguły</text:p>
          </draw:text-box>
        </draw:frame>
        <draw:frame draw:style-name="gr2" draw:text-style-name="P2" draw:layer="layout" svg:width="18.779cm" svg:height="3.326cm" svg:x="2.6cm" svg:y="9.074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21.23cm" svg:height="3.326cm" svg:x="2.4cm" svg:y="13.074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13.957cm" svg:height="3.326cm" svg:x="6.645cm" svg:y="4.274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miana jakości reguły</text:p>
          </draw:text-box>
        </draw:frame>
        <draw:frame presentation:style-name="pr6" draw:layer="layout" svg:width="24.599cm" svg:height="11.5cm" svg:x="2.001cm" svg:y="8.3cm" presentation:class="outline" presentation:user-transformed="true">
          <draw:text-box>
            <text:list text:style-name="L2">
              <text:list-item>
                <text:p>Może mylnie wskazywać na dobrą regułę</text:p>
              </text:list-item>
              <text:list-item>
                <text:p>Algorytm znacznie zmniejsza tę wadę</text:p>
              </text:list-item>
            </text:list>
          </draw:text-box>
        </draw:frame>
        <draw:frame draw:style-name="gr2" draw:text-style-name="P2" draw:layer="layout" svg:width="7.599cm" svg:height="3.326cm" svg:x="9.6cm" svg:y="4.274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4" draw:text-style-name="P6" draw:layer="layout" svg:width="6.8cm" svg:height="1.517cm" svg:x="3.6cm" svg:y="5cm">
          <draw:text-box>
            <text:p><text:span text:style-name="T9">Precyz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4T1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większenie feromonu</text:p>
          </draw:text-box>
        </draw:frame>
        <draw:frame draw:style-name="gr2" draw:text-style-name="P2" draw:layer="layout" svg:width="14.62cm" svg:height="4.155cm" svg:x="7.634cm" svg:y="10.445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presentation:style-name="pr12" draw:layer="layout" svg:width="24.599cm" svg:height="2.7cm" svg:x="2.001cm" svg:y="5.5cm" presentation:class="outline" presentation:user-transformed="true">
          <draw:text-box>
            <text:list text:style-name="L2">
              <text:list-item>
                <text:p>Jakość przyjmuje wartości</text:p>
              </text:list-item>
            </text:list>
          </draw:text-box>
        </draw:frame>
        <draw:frame draw:style-name="gr2" draw:text-style-name="P2" draw:layer="layout" svg:width="7.457cm" svg:height="1.947cm" svg:x="17.8cm" svg:y="5.2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nioskowanie</text:p>
          </draw:text-box>
        </draw:frame>
        <draw:frame presentation:style-name="pr15" draw:layer="layout" svg:width="24.4cm" svg:height="3.1cm" svg:x="2cm" svg:y="5.5cm" presentation:class="outline" presentation:user-transformed="true">
          <draw:text-box>
            <text:list text:style-name="L2">
              <text:list-item>
                <text:p>Pierwsza reguła, która pokrywa przypadek jest aplikowana</text:p>
              </text:list-item>
            </text:list>
          </draw:text-box>
        </draw:frame>
        <draw:frame presentation:style-name="pr16" draw:layer="layout" svg:width="24.4cm" svg:height="4.5cm" svg:x="2cm" svg:y="10.9cm" presentation:class="outline" presentation:user-transformed="true">
          <draw:text-box>
            <text:list text:style-name="L2">
              <text:list-header>
                <text:p>Wada</text:p>
              </text:list-header>
              <text:list-item>
                <text:p>Lepsza reguła może nie być zastosowana do predykcji przypadk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miana metody wnioskowania</text:p>
          </draw:text-box>
        </draw:frame>
        <draw:frame presentation:style-name="pr6" draw:layer="layout" svg:width="24.599cm" svg:height="11.5cm" svg:x="2cm" svg:y="5.5cm" presentation:class="outline" presentation:user-transformed="true">
          <draw:text-box>
            <text:list text:style-name="L2">
              <text:list-header>
                <text:p>Etapy wyboru reguły</text:p>
              </text:list-header>
              <text:list-item>
                <text:p>Jakość reguły</text:p>
              </text:list-item>
              <text:list-item>
                <text:p>Długość reguły</text:p>
              </text:list-item>
              <text:list-item>
                <text:p>Kolejność reguł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ównanie algorytmów</text:p>
          </draw:text-box>
        </draw:frame>
        <draw:frame draw:style-name="standard" draw:layer="layout" svg:width="18.416cm" svg:height="7.522cm" svg:x="4.481cm" svg:y="4.87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4">
              <table:table-cell/>
              <table:table-cell>
                <text:p><text:span text:style-name="T8">mushroom</text:span></text:p>
              </table:table-cell>
              <table:table-cell>
                <text:p><text:span text:style-name="T8">cars</text:span></text:p>
              </table:table-cell>
              <table:table-cell>
                <text:p><text:span text:style-name="T8">nursery</text:span></text:p>
              </table:table-cell>
              <table:table-cell>
                <text:p><text:span text:style-name="T8">breast cancer</text:span></text:p>
              </table:table-cell>
            </table:table-row>
            <table:table-row table:style-name="ro3" table:default-cell-style-name="ce4">
              <table:table-cell>
                <text:p><text:span text:style-name="T8">c5.0</text:span></text:p>
              </table:table-cell>
              <table:table-cell>
                <text:p><text:span text:style-name="T8">0.9995074</text:span></text:p>
              </table:table-cell>
              <table:table-cell>
                <text:p><text:span text:style-name="T8">0.9739710</text:span></text:p>
              </table:table-cell>
              <table:table-cell>
                <text:p><text:span text:style-name="T8">0.9945992</text:span></text:p>
              </table:table-cell>
              <table:table-cell>
                <text:p><text:span text:style-name="T8">0.9400663</text:span></text:p>
              </table:table-cell>
            </table:table-row>
            <table:table-row table:style-name="ro3" table:default-cell-style-name="ce4">
              <table:table-cell>
                <text:p><text:span text:style-name="T8">svm</text:span></text:p>
              </table:table-cell>
              <table:table-cell>
                <text:p><text:span text:style-name="T8">0.9981535</text:span></text:p>
              </table:table-cell>
              <table:table-cell>
                <text:p><text:span text:style-name="T8">0.8981631</text:span></text:p>
              </table:table-cell>
              <table:table-cell>
                <text:p><text:span text:style-name="T8">0.9709881</text:span></text:p>
              </table:table-cell>
              <table:table-cell>
                <text:p><text:span text:style-name="T8">0.9751705</text:span></text:p>
              </table:table-cell>
            </table:table-row>
            <table:table-row table:style-name="ro3" table:default-cell-style-name="ce5">
              <table:table-cell>
                <text:p><text:span text:style-name="T8">naive bayes</text:span></text:p>
              </table:table-cell>
              <table:table-cell>
                <text:p><text:span text:style-name="T8">0.9405449</text:span></text:p>
              </table:table-cell>
              <table:table-cell>
                <text:p><text:span text:style-name="T8">0.8576459</text:span></text:p>
              </table:table-cell>
              <table:table-cell>
                <text:p><text:span text:style-name="T8">0.9029335</text:span></text:p>
              </table:table-cell>
              <table:table-cell>
                <text:p><text:span text:style-name="T8">0.9765985</text:span></text:p>
              </table:table-cell>
            </table:table-row>
            <table:table-row table:style-name="ro3" table:default-cell-style-name="ce4">
              <table:table-cell>
                <text:p><text:span text:style-name="T8">cart</text:span></text:p>
              </table:table-cell>
              <table:table-cell>
                <text:p><text:span text:style-name="T8">0.9940915</text:span></text:p>
              </table:table-cell>
              <table:table-cell>
                <text:p><text:span text:style-name="T8">0.9404141</text:span></text:p>
              </table:table-cell>
              <table:table-cell>
                <text:p><text:span text:style-name="T8">0.8726861</text:span></text:p>
              </table:table-cell>
              <table:table-cell>
                <text:p><text:span text:style-name="T8">0.9342272</text:span></text:p>
              </table:table-cell>
            </table:table-row>
            <table:table-row table:style-name="ro3" table:default-cell-style-name="ce7">
              <table:table-cell>
                <text:p><text:span text:style-name="T8">antminer</text:span></text:p>
              </table:table-cell>
              <table:table-cell>
                <text:p><text:span text:style-name="T8">0.9986456</text:span></text:p>
              </table:table-cell>
              <table:table-cell>
                <text:p><text:span text:style-name="T8">0.6000324</text:span></text:p>
              </table:table-cell>
              <table:table-cell>
                <text:p><text:span text:style-name="T8">0.6909730</text:span></text:p>
              </table:table-cell>
              <table:table-cell>
                <text:p><text:span text:style-name="T8">0.9137242</text:span></text:p>
              </table:table-cell>
            </table:table-row>
            <table:table-row table:style-name="ro3" table:default-cell-style-name="ce4">
              <table:table-cell>
                <text:p>antminer2</text:p>
              </table:table-cell>
              <table:table-cell>
                <text:p>0.9092505</text:p>
              </table:table-cell>
              <table:table-cell>
                <text:p>0.6162646</text:p>
              </table:table-cell>
              <table:table-cell>
                <text:p>0.6235339</text:p>
              </table:table-cell>
              <table:table-cell>
                <text:p>0.922438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layer="layout" svg:width="18.6cm" svg:height="5.947cm" svg:x="4.4cm" svg:y="13.8cm">
          <draw:text-box>
            <text:p>Zastosowana 10-krotna walidacja krzyżowa</text:p>
            <text:p>Tabela przedstawia uśrednione wyniki trafności klasyfikacji dla pięciu przebiegów każdego z algorytmów.</text:p>
            <text:p>Argumenty wejściowe algorytmu antminer:</text:p>
            <text:list text:style-name="L4">
              <text:list-item>
                <text:p>Max liczba niepokrytych przypadków – 10</text:p>
              </text:list-item>
              <text:list-item>
                <text:p>Liczba mrówek – 1000</text:p>
              </text:list-item>
              <text:list-item>
                <text:p>Liczba zbieżnych reguł – 10</text:p>
              </text:list-item>
              <text:list-item>
                <text:p>Minimalna liczba pokrytych przypadków -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ównanie algorytmów</text:p>
          </draw:text-box>
        </draw:frame>
        <draw:frame draw:style-name="standard" draw:layer="layout" svg:width="18.416cm" svg:height="8.495cm" svg:x="4.481cm" svg:y="4.87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4">
              <table:table-cell/>
              <table:table-cell>
                <text:p text:style-name="P7"><text:span text:style-name="T8">mushroom</text:span></text:p>
              </table:table-cell>
              <table:table-cell>
                <text:p text:style-name="P7"><text:span text:style-name="T8">cars</text:span></text:p>
              </table:table-cell>
              <table:table-cell>
                <text:p text:style-name="P7"><text:span text:style-name="T8">nursery</text:span></text:p>
              </table:table-cell>
              <table:table-cell>
                <text:p text:style-name="P7"><text:span text:style-name="T8">breast cancer</text:span></text:p>
              </table:table-cell>
            </table:table-row>
            <table:table-row table:style-name="ro3" table:default-cell-style-name="ce4">
              <table:table-cell>
                <text:p text:style-name="P7"><text:span text:style-name="T8">c5.0</text:span></text:p>
              </table:table-cell>
              <table:table-cell>
                <text:p text:style-name="P7"><text:span text:style-name="T8">0.9995074</text:span></text:p>
              </table:table-cell>
              <table:table-cell>
                <text:p text:style-name="P7"><text:span text:style-name="T8">0.9739710</text:span></text:p>
              </table:table-cell>
              <table:table-cell>
                <text:p text:style-name="P7"><text:span text:style-name="T8">0.9945992</text:span></text:p>
              </table:table-cell>
              <table:table-cell>
                <text:p text:style-name="P7"><text:span text:style-name="T8">0.9400663</text:span></text:p>
              </table:table-cell>
            </table:table-row>
            <table:table-row table:style-name="ro3" table:default-cell-style-name="ce4">
              <table:table-cell>
                <text:p text:style-name="P7"><text:span text:style-name="T8">svm</text:span></text:p>
              </table:table-cell>
              <table:table-cell>
                <text:p text:style-name="P7"><text:span text:style-name="T8">0.9981535</text:span></text:p>
              </table:table-cell>
              <table:table-cell>
                <text:p text:style-name="P7"><text:span text:style-name="T8">0.8981631</text:span></text:p>
              </table:table-cell>
              <table:table-cell>
                <text:p text:style-name="P7"><text:span text:style-name="T8">0.9709881</text:span></text:p>
              </table:table-cell>
              <table:table-cell>
                <text:p text:style-name="P7"><text:span text:style-name="T8">0.9751705</text:span></text:p>
              </table:table-cell>
            </table:table-row>
            <table:table-row table:style-name="ro3" table:default-cell-style-name="ce5">
              <table:table-cell>
                <text:p text:style-name="P7"><text:span text:style-name="T8">naive bayes</text:span></text:p>
              </table:table-cell>
              <table:table-cell>
                <text:p text:style-name="P7"><text:span text:style-name="T8">0.9405449</text:span></text:p>
              </table:table-cell>
              <table:table-cell>
                <text:p text:style-name="P7"><text:span text:style-name="T8">0.8576459</text:span></text:p>
              </table:table-cell>
              <table:table-cell>
                <text:p text:style-name="P7"><text:span text:style-name="T8">0.9029335</text:span></text:p>
              </table:table-cell>
              <table:table-cell>
                <text:p text:style-name="P7"><text:span text:style-name="T8">0.9765985</text:span></text:p>
              </table:table-cell>
            </table:table-row>
            <table:table-row table:style-name="ro3" table:default-cell-style-name="ce4">
              <table:table-cell>
                <text:p text:style-name="P7"><text:span text:style-name="T8">cart</text:span></text:p>
              </table:table-cell>
              <table:table-cell>
                <text:p text:style-name="P7"><text:span text:style-name="T8">0.9940915</text:span></text:p>
              </table:table-cell>
              <table:table-cell>
                <text:p text:style-name="P7"><text:span text:style-name="T8">0.9404141</text:span></text:p>
              </table:table-cell>
              <table:table-cell>
                <text:p text:style-name="P7"><text:span text:style-name="T8">0.8726861</text:span></text:p>
              </table:table-cell>
              <table:table-cell>
                <text:p text:style-name="P7"><text:span text:style-name="T8">0.9342272</text:span></text:p>
              </table:table-cell>
            </table:table-row>
            <table:table-row table:style-name="ro3" table:default-cell-style-name="ce7">
              <table:table-cell>
                <text:p text:style-name="P7"><text:span text:style-name="T8">antminer</text:span></text:p>
              </table:table-cell>
              <table:table-cell>
                <text:p text:style-name="P7"><text:span text:style-name="T8">0.9986456</text:span></text:p>
              </table:table-cell>
              <table:table-cell>
                <text:p text:style-name="P7"><text:span text:style-name="T8">0.6000324</text:span></text:p>
              </table:table-cell>
              <table:table-cell>
                <text:p text:style-name="P7"><text:span text:style-name="T8">0.6909730</text:span></text:p>
              </table:table-cell>
              <table:table-cell>
                <text:p text:style-name="P7"><text:span text:style-name="T8">0.9137242</text:span></text:p>
              </table:table-cell>
            </table:table-row>
            <table:table-row table:style-name="ro3" table:default-cell-style-name="ce8">
              <table:table-cell>
                <text:p text:style-name="P7">antminer2</text:p>
              </table:table-cell>
              <table:table-cell>
                <text:p text:style-name="P7">0.9092505</text:p>
              </table:table-cell>
              <table:table-cell>
                <text:p text:style-name="P7">0.6162646</text:p>
              </table:table-cell>
              <table:table-cell>
                <text:p text:style-name="P7">0.6235339</text:p>
              </table:table-cell>
              <table:table-cell>
                <text:p text:style-name="P7">0.9224386</text:p>
              </table:table-cell>
            </table:table-row>
            <table:table-row table:style-name="ro3" table:default-cell-style-name="ce4">
              <table:table-cell>
                <text:p>antminer3</text:p>
              </table:table-cell>
              <table:table-cell table:style-name="ce9">
                <text:p text:style-name="P2">-</text:p>
              </table:table-cell>
              <table:table-cell>
                <text:p>0.9525771</text:p>
              </table:table-cell>
              <table:table-cell>
                <text:p>0.9866524</text:p>
              </table:table-cell>
              <table:table-cell>
                <text:p text:style-name="P2">-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7" draw:layer="layout" svg:width="18.6cm" svg:height="5.947cm" svg:x="4.4cm" svg:y="13.8cm">
          <draw:text-box>
            <text:p text:style-name="P7">Zastosowana 10-krotna walidacja krzyżowa</text:p>
            <text:p text:style-name="P7">Tabela przedstawia uśrednione wyniki trafności klasyfikacji dla pięciu przebiegów każdego z algorytmów.</text:p>
            <text:p text:style-name="P7">Argumenty wejściowe algorytmu antminer:</text:p>
            <text:list text:style-name="L4">
              <text:list-item>
                <text:p text:style-name="P7">Max liczba niepokrytych przypadków – 10</text:p>
              </text:list-item>
              <text:list-item>
                <text:p text:style-name="P7">Liczba mrówek – 1000</text:p>
              </text:list-item>
              <text:list-item>
                <text:p text:style-name="P7">Liczba zbieżnych reguł – 10</text:p>
              </text:list-item>
              <text:list-item>
                <text:p text:style-name="P7">Minimalna liczba pokrytych przypadków - 1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nioski</text:p>
          </draw:text-box>
        </draw:frame>
        <draw:frame presentation:style-name="pr6" draw:layer="layout" svg:width="12.003cm" svg:height="11.5cm" svg:x="2cm" svg:y="5.5cm" presentation:class="outline">
          <draw:text-box>
            <text:list text:style-name="L2">
              <text:list-header>
                <text:p>Wady</text:p>
              </text:list-header>
              <text:list-item>
                <text:p>Bardzo długi czas obliczeń</text:p>
              </text:list-item>
              <text:list-item>
                <text:p>Gorsza jakość predykcji</text:p>
              </text:list-item>
            </text:list>
          </draw:text-box>
        </draw:frame>
        <draw:frame presentation:style-name="pr6" draw:layer="layout" svg:width="12.003cm" svg:height="11.5cm" svg:x="14.604cm" svg:y="5.5cm" presentation:class="outline">
          <draw:text-box>
            <text:list text:style-name="L2">
              <text:list-header>
                <text:p>Zalety</text:p>
              </text:list-header>
              <text:list-item>
                <text:p>Krótkie i czytelne reguły</text:p>
              </text:list-item>
              <text:list-item>
                <text:p>Nie jest oparty tylko na heurysty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3T32">
        <office:forms form:automatic-focus="false" form:apply-design-mode="false"/>
        <draw:frame presentation:style-name="pr17" draw:layer="layout" svg:width="25.199cm" svg:height="16.162cm" svg:x="1.4cm" svg:y="0.837cm" presentation:class="subtitle">
          <draw:text-box>
            <text:p>Dziękuję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biory danych</text:p>
          </draw:text-box>
        </draw:frame>
        <draw:frame draw:style-name="gr5" draw:text-style-name="P7" draw:layer="layout" svg:width="25.6cm" svg:height="4.523cm" svg:x="1.2cm" svg:y="5.4cm">
          <draw:text-box>
            <text:p text:style-name="P7">cars - <text:a xlink:href="https://archive.ics.uci.edu/ml/datasets/car+evaluation">https://archive.ics.uci.edu/ml/datasets/car+evaluation</text:a></text:p>
            <text:p text:style-name="P7">mushroom - <text:a xlink:href="https://archive.ics.uci.edu/ml/datasets/mushroom">https://archive.ics.uci.edu/ml/datasets/mushroom</text:a></text:p>
            <text:p text:style-name="P7">nursery - <text:a xlink:href="https://archive.ics.uci.edu/ml/datasets/Nursery">https://archive.ics.uci.edu/ml/datasets/Nursery</text:a></text:p>
            <text:p text:style-name="P7">breast cancer - <text:a xlink:href="https://archive.ics.uci.edu/ml/datasets/breast+cancer+wisconsin+(original">https://archive.ics.uci.edu/ml/datasets/breast+cancer+wisconsin+(original</text:a>)</text:p>
            <text:p text:style-name="P7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omy_3f_lna_20_czcionka_20_akapitu" style:display-name="Domy?lna czcionka akapitu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1-background" style:display-name="Domyślnie 1-background" style:family="presentation">
      <style:graphic-properties draw:stroke="none" draw:fill="none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outline2" style:display-name="Domyślnie 1-outline2" style:family="presentation" style:parent-style-name="Domyślnie_20_1-outline1">
      <style:paragraph-properties fo:margin-top="0cm" fo:margin-bottom="0.4cm"/>
      <style:text-properties fo:font-size="28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top="0cm" fo:margin-bottom="0.3cm"/>
      <style:text-properties fo:font-size="24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top="0cm" fo:margin-bottom="0.2cm"/>
      <style:text-properties fo:font-size="20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1-background" style:family="presentation">
      <style:graphic-properties draw:stroke="none" draw:fill="none"/>
      <style:text-properties style:letter-kerning="true"/>
    </style:style>
    <style:style style:name="Domyślni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1-outline1" style:family="presentation">
      <style:graphic-properties draw:stroke="none" draw:fill="none">
        <text:list-style style:name="Domyślni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1-outline2" style:family="presentation" style:parent-style-name="Domyślnie1-outline1">
      <style:paragraph-properties fo:margin-top="0cm" fo:margin-bottom="0.4cm"/>
      <style:text-properties fo:font-size="28pt" style:font-size-asian="28pt" style:font-size-complex="28pt"/>
    </style:style>
    <style:style style:name="Domyślnie1-outline3" style:family="presentation" style:parent-style-name="Domyślnie1-outline2">
      <style:paragraph-properties fo:margin-top="0cm" fo:margin-bottom="0.3cm"/>
      <style:text-properties fo:font-size="24pt" style:font-size-asian="24pt" style:font-size-complex="24pt"/>
    </style:style>
    <style:style style:name="Domyślnie1-outline4" style:family="presentation" style:parent-style-name="Domyślnie1-outline3">
      <style:paragraph-properties fo:margin-top="0cm" fo:margin-bottom="0.2cm"/>
      <style:text-properties fo:font-size="20pt" style:font-size-asian="20pt" style:font-size-complex="20pt"/>
    </style:style>
    <style:style style:name="Domyślnie1-outline5" style:family="presentation" style:parent-style-name="Domyślnie1-outline4">
      <style:paragraph-properties fo:margin-top="0cm" fo:margin-bottom="0.1cm"/>
      <style:text-properties fo:font-size="20pt" style:font-size-asian="20pt" style:font-size-complex="20pt"/>
    </style:style>
    <style:style style:name="Domyślnie1-outline6" style:family="presentation" style:parent-style-name="Domyślnie1-outline5">
      <style:paragraph-properties fo:margin-top="0cm" fo:margin-bottom="0.1cm"/>
      <style:text-properties fo:font-size="20pt" style:font-size-asian="20pt" style:font-size-complex="20pt"/>
    </style:style>
    <style:style style:name="Domyślnie1-outline7" style:family="presentation" style:parent-style-name="Domyślnie1-outline6">
      <style:paragraph-properties fo:margin-top="0cm" fo:margin-bottom="0.1cm"/>
      <style:text-properties fo:font-size="20pt" style:font-size-asian="20pt" style:font-size-complex="20pt"/>
    </style:style>
    <style:style style:name="Domyślnie1-outline8" style:family="presentation" style:parent-style-name="Domyślnie1-outline7">
      <style:paragraph-properties fo:margin-top="0cm" fo:margin-bottom="0.1cm"/>
      <style:text-properties fo:font-size="20pt" style:font-size-asian="20pt" style:font-size-complex="20pt"/>
    </style:style>
    <style:style style:name="Domyślnie1-outline9" style:family="presentation" style:parent-style-name="Domyślnie1-outline8">
      <style:paragraph-properties fo:margin-top="0cm" fo:margin-bottom="0.1cm"/>
      <style:text-properties fo:font-size="20pt" style:font-size-asian="20pt" style:font-size-complex="20pt"/>
    </style:style>
    <style:style style:name="Domyślnie1-subtitle" style:family="presentation">
      <style:graphic-properties draw:stroke="none" draw:fill="none" draw:textarea-vertical-align="middle">
        <text:list-style style:name="Domyślni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1-title" style:family="presentation">
      <style:graphic-properties draw:stroke="none" draw:fill="none" draw:textarea-vertical-align="middle">
        <text:list-style style:name="Domyślni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omyślnie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omyślnie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omyślni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omyślni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_20_1" style:display-name="Domyślnie 1" style:page-layout-name="PM1" draw:style-name="Mdp1">
      <draw:frame presentation:style-name="Domyślnie_20_1-title" draw:layer="backgroundobjects" svg:width="25.199cm" svg:height="3.506cm" svg:x="1.4cm" svg:y="0.837cm" presentation:class="title" presentation:placeholder="true">
        <draw:text-box/>
      </draw:frame>
      <draw:frame presentation:style-name="Domyślnie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_20_1-title" draw:layer="backgroundobjects" svg:width="14.848cm" svg:height="11.136cm" svg:x="3.075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1" style:page-layout-name="PM1" draw:style-name="Mdp1">
      <draw:frame presentation:style-name="Domyślnie1-title" draw:layer="backgroundobjects" svg:width="25.199cm" svg:height="3.506cm" svg:x="1.4cm" svg:y="0.837cm" presentation:class="title" presentation:placeholder="true">
        <draw:text-box/>
      </draw:frame>
      <draw:frame presentation:style-name="Domyślnie1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1-title" draw:layer="backgroundobjects" svg:width="14.848cm" svg:height="11.136cm" svg:x="3.075cm" svg:y="2.257cm" presentation:class="page"/>
        <draw:frame presentation:style-name="Domyślni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16T11:44:29.03</meta:creation-date>
    <meta:editing-duration>PT17H2M46S</meta:editing-duration>
    <meta:editing-cycles>36</meta:editing-cycles>
    <dc:date>2017-05-16T20:31:15.37</dc:date>
    <meta:generator>OpenOffice/4.1.3$Win32 OpenOffice.org_project/413m1$Build-9783</meta:generator>
    <meta:document-statistic meta:object-count="207"/>
  </office:meta>
</office:document-meta>
</file>

<file path=Object 1/content.xml><?xml version="1.0" encoding="utf-8"?>
<math xmlns="http://www.w3.org/1998/Math/MathML">
  <semantics>
    <mrow>
      <mstyle mathsize="50pt">
        <mrow>
          <mrow>
            <mrow>
              <msub>
                <mi>P</mi>
                <mi mathvariant="italic">ij</mi>
              </msub>
              <mo stretchy="false">=</mo>
              <mfrac>
                <mrow>
                  <mrow>
                    <msub>
                      <mi>n</mi>
                      <mi mathvariant="italic">ij</mi>
                    </msub>
                    <mo stretchy="false">∗</mo>
                    <msub>
                      <mi>t</mi>
                      <mi mathvariant="italic">ij</mi>
                    </msub>
                  </mrow>
                </mrow>
                <mrow>
                  <mrow>
                    <mrow>
                      <mo stretchy="false">(</mo>
                      <mrow>
                        <mrow>
                          <munderover>
                            <mo stretchy="false">∑</mo>
                            <mrow>
                              <mrow>
                                <mi>i</mi>
                                <mo stretchy="false">=</mo>
                                <mn>1</mn>
                              </mrow>
                            </mrow>
                            <mrow>
                              <mi>a</mi>
                            </mrow>
                          </munderover>
                          <msub>
                            <mi>x</mi>
                            <mi>i</mi>
                          </msub>
                        </mrow>
                      </mrow>
                      <mo stretchy="false">)</mo>
                    </mrow>
                    <mo stretchy="false">∗</mo>
                    <mrow>
                      <mo stretchy="false">(</mo>
                      <mrow>
                        <mrow>
                          <munderover>
                            <mo stretchy="false">∑</mo>
                            <mrow>
                              <mrow>
                                <mi>j</mi>
                                <mo stretchy="false">=</mo>
                                <mn>1</mn>
                              </mrow>
                            </mrow>
                            <mrow>
                              <msub>
                                <mi>b</mi>
                                <mi>i</mi>
                              </msub>
                            </mrow>
                          </munderover>
                          <mrow>
                            <mo stretchy="false">(</mo>
                            <mrow>
                              <mrow>
                                <msub>
                                  <mi>n</mi>
                                  <mi mathvariant="italic">ij</mi>
                                </msub>
                                <mo stretchy="false">∗</mo>
                                <msub>
                                  <mi>t</mi>
                                  <mi mathvariant="italic">ij</mi>
                                </msub>
                              </mrow>
                            </mrow>
                            <mo stretchy="false">)</mo>
                          </mrow>
                        </mrow>
                      </mrow>
                      <mo stretchy="false">)</mo>
                    </mrow>
                  </mrow>
                </mrow>
              </mfrac>
            </mrow>
          </mrow>
        </mrow>
      </mstyle>
    </mrow>
    <annotation encoding="StarMath 5.0">size 50{P_ij={n_ij * t_ij} over {(sum from{i=1} to{a} x_i) * (sum from{j=1} to{b_i} (n_ij*t_ij))  }}</annotation>
  </semantics>
</math>
</file>

<file path=Object 10/content.xml><?xml version="1.0" encoding="utf-8"?>
<math xmlns="http://www.w3.org/1998/Math/MathML">
  <semantics>
    <mrow>
      <mstyle mathsize="40pt">
        <mrow>
          <mrow>
            <mrow>
              <mi>Q</mi>
              <mo stretchy="false">=</mo>
              <mrow>
                <mrow>
                  <mfrac>
                    <mi mathvariant="italic">TP</mi>
                    <mrow>
                      <mrow>
                        <mi mathvariant="italic">TP</mi>
                        <mo stretchy="false">+</mo>
                        <mi mathvariant="italic">FN</mi>
                      </mrow>
                    </mrow>
                  </mfrac>
                </mrow>
                <mo stretchy="false">∗</mo>
                <mrow>
                  <mfrac>
                    <mi mathvariant="italic">TN</mi>
                    <mrow>
                      <mrow>
                        <mi mathvariant="italic">FP</mi>
                        <mo stretchy="false">+</mo>
                        <mi mathvariant="italic">TN</mi>
                      </mrow>
                    </mrow>
                  </mfrac>
                </mrow>
              </mrow>
            </mrow>
          </mrow>
        </mrow>
      </mstyle>
    </mrow>
    <annotation encoding="StarMath 5.0">size 40{Q={TP over {TP + FN}}*{TN over {FP + TN}}}</annotation>
  </semantics>
</math>
</file>

<file path=Object 11/content.xml><?xml version="1.0" encoding="utf-8"?>
<math xmlns="http://www.w3.org/1998/Math/MathML">
  <semantics>
    <mrow>
      <mstyle mathsize="40pt">
        <mrow>
          <mrow>
            <mrow>
              <mrow>
                <mrow>
                  <mi>Q</mi>
                  <mo stretchy="false">=</mo>
                  <mrow>
                    <mrow>
                      <mfrac>
                        <mn>10</mn>
                        <mrow>
                          <mrow>
                            <mn>10</mn>
                            <mo stretchy="false">+</mo>
                            <mn>90</mn>
                          </mrow>
                        </mrow>
                      </mfrac>
                    </mrow>
                    <mo stretchy="false">∗</mo>
                    <mrow>
                      <mfrac>
                        <mn>80</mn>
                        <mrow>
                          <mrow>
                            <mn>0</mn>
                            <mo stretchy="false">+</mo>
                            <mn>80</mn>
                          </mrow>
                        </mrow>
                      </mfrac>
                    </mrow>
                  </mrow>
                </mrow>
                <mo stretchy="false">=</mo>
                <mrow>
                  <mn>0,1</mn>
                  <mo stretchy="false">∗</mo>
                  <mn>1</mn>
                </mrow>
              </mrow>
              <mo stretchy="false">=</mo>
              <mn>0,1</mn>
            </mrow>
          </mrow>
        </mrow>
      </mstyle>
    </mrow>
    <annotation encoding="StarMath 5.0">size 40{Q={10 over {10 + 90}}*{80 over {0 + 80}}=0,1*1=0,1}</annotation>
  </semantics>
</math>
</file>

<file path=Object 12/content.xml><?xml version="1.0" encoding="utf-8"?>
<math xmlns="http://www.w3.org/1998/Math/MathML">
  <semantics>
    <mrow>
      <mstyle mathsize="40pt">
        <mrow>
          <mrow>
            <mrow>
              <mrow>
                <mrow>
                  <mi>Q</mi>
                  <mo stretchy="false">=</mo>
                  <mrow>
                    <mrow>
                      <mfrac>
                        <mn>50</mn>
                        <mrow>
                          <mrow>
                            <mn>50</mn>
                            <mo stretchy="false">+</mo>
                            <mn>50</mn>
                          </mrow>
                        </mrow>
                      </mfrac>
                    </mrow>
                    <mo stretchy="false">∗</mo>
                    <mrow>
                      <mfrac>
                        <mn>50</mn>
                        <mrow>
                          <mrow>
                            <mn>50</mn>
                            <mo stretchy="false">+</mo>
                            <mn>50</mn>
                          </mrow>
                        </mrow>
                      </mfrac>
                    </mrow>
                  </mrow>
                </mrow>
                <mo stretchy="false">=</mo>
                <mrow>
                  <mn>0,5</mn>
                  <mo stretchy="false">∗</mo>
                  <mn>0,5</mn>
                </mrow>
              </mrow>
              <mo stretchy="false">=</mo>
              <mn>0,25</mn>
            </mrow>
          </mrow>
        </mrow>
      </mstyle>
    </mrow>
    <annotation encoding="StarMath 5.0">size 40{Q={50 over {50 + 50}}*{50 over {50 + 50}}=0,5*0,5=0,25}</annotation>
  </semantics>
</math>
</file>

<file path=Object 13/content.xml><?xml version="1.0" encoding="utf-8"?>
<math xmlns="http://www.w3.org/1998/Math/MathML">
  <semantics>
    <mrow>
      <mstyle mathsize="40pt">
        <mrow>
          <mrow>
            <mrow>
              <mi>Q</mi>
              <mo stretchy="false">=</mo>
              <mrow>
                <mrow>
                  <mfrac>
                    <mi mathvariant="italic">TP</mi>
                    <mrow>
                      <mrow>
                        <mi mathvariant="italic">TP</mi>
                        <mo stretchy="false">+</mo>
                        <mi mathvariant="italic">FN</mi>
                      </mrow>
                    </mrow>
                  </mfrac>
                </mrow>
                <mo stretchy="false">∗</mo>
                <mrow>
                  <mfrac>
                    <mi mathvariant="italic">TN</mi>
                    <mrow>
                      <mrow>
                        <mi mathvariant="italic">FP</mi>
                        <mo stretchy="false">+</mo>
                        <mi mathvariant="italic">TN</mi>
                      </mrow>
                    </mrow>
                  </mfrac>
                </mrow>
              </mrow>
            </mrow>
          </mrow>
        </mrow>
      </mstyle>
    </mrow>
    <annotation encoding="StarMath 5.0">size 40{Q={TP over {TP + FN}}*{TN over {FP + TN}}}</annotation>
  </semantics>
</math>
</file>

<file path=Object 14/content.xml><?xml version="1.0" encoding="utf-8"?>
<math xmlns="http://www.w3.org/1998/Math/MathML">
  <semantics>
    <mrow>
      <mstyle mathsize="40pt">
        <mrow>
          <mrow>
            <mrow>
              <mi>Q</mi>
              <mo stretchy="false">=</mo>
              <mrow>
                <mfrac>
                  <mi mathvariant="italic">TP</mi>
                  <mrow>
                    <mrow>
                      <mi mathvariant="italic">TP</mi>
                      <mo stretchy="false">+</mo>
                      <mi mathvariant="italic">FP</mi>
                    </mrow>
                  </mrow>
                </mfrac>
              </mrow>
            </mrow>
          </mrow>
        </mrow>
      </mstyle>
    </mrow>
    <annotation encoding="StarMath 5.0">size 40{Q={TP over {TP + FP}}}</annotation>
  </semantics>
</math>
</file>

<file path=Object 15/content.xml><?xml version="1.0" encoding="utf-8"?>
<math xmlns="http://www.w3.org/1998/Math/MathML">
  <semantics>
    <mrow>
      <mstyle mathsize="50pt">
        <mrow>
          <mrow>
            <mrow>
              <msub>
                <mi>t</mi>
                <mi mathvariant="italic">ij</mi>
              </msub>
              <mo stretchy="false">=</mo>
              <mrow>
                <msub>
                  <mi>t</mi>
                  <mi mathvariant="italic">ij</mi>
                </msub>
                <mo stretchy="false">+</mo>
                <mrow>
                  <msub>
                    <mi>t</mi>
                    <mi mathvariant="italic">ij</mi>
                  </msub>
                  <mo stretchy="false">∗</mo>
                  <mrow>
                    <mo stretchy="false">(</mo>
                    <mrow>
                      <mrow>
                        <mfrac>
                          <mrow>
                            <mrow>
                              <mi>Q</mi>
                              <mo stretchy="false">−</mo>
                              <mn>0,5</mn>
                            </mrow>
                          </mrow>
                          <mrow>
                            <mn>0,5</mn>
                          </mrow>
                        </mfrac>
                      </mrow>
                    </mrow>
                    <mo stretchy="false">)</mo>
                  </mrow>
                </mrow>
              </mrow>
            </mrow>
          </mrow>
        </mrow>
      </mstyle>
    </mrow>
    <annotation encoding="StarMath 5.0">size 50{t_ij=t_ij+t_ij*({{Q-0,5} over {0,5}}) }</annotation>
  </semantics>
</math>
</file>

<file path=Object 16/content.xml><?xml version="1.0" encoding="utf-8"?>
<math xmlns="http://www.w3.org/1998/Math/MathML">
  <semantics>
    <mrow>
      <mstyle mathsize="50pt">
        <mrow>
          <mrow>
            <mrow>
              <mrow>
                <mn>0,5</mn>
                <mo stretchy="false">≤</mo>
                <mi>Q</mi>
              </mrow>
              <mo stretchy="false">≤</mo>
              <mn>1</mn>
            </mrow>
          </mrow>
        </mrow>
      </mstyle>
    </mrow>
    <annotation encoding="StarMath 5.0">size 50{0,5 &lt;= Q &lt;= 1 }</annotation>
  </semantics>
</math>
</file>

<file path=Object 2/content.xml><?xml version="1.0" encoding="utf-8"?>
<math xmlns="http://www.w3.org/1998/Math/MathML">
  <semantics>
    <mrow>
      <mstyle mathsize="40pt">
        <mrow>
          <mrow>
            <mrow>
              <msub>
                <mi>n</mi>
                <mi mathvariant="italic">ij</mi>
              </msub>
              <mo stretchy="false">=</mo>
              <mfrac>
                <mrow>
                  <msub>
                    <mi>log</mi>
                    <mn>2</mn>
                  </msub>
                  <mrow>
                    <mrow>
                      <mo stretchy="false">(</mo>
                      <mrow>
                        <mi>k</mi>
                      </mrow>
                      <mo stretchy="false">)</mo>
                    </mrow>
                    <mo stretchy="false">−</mo>
                    <mi>H</mi>
                  </mrow>
                  <mrow>
                    <mo stretchy="false">(</mo>
                    <mrow>
                      <mrow>
                        <mrow>
                          <mi>W</mi>
                          <mo stretchy="false">∣</mo>
                          <msub>
                            <mi>A</mi>
                            <mi>i</mi>
                          </msub>
                        </mrow>
                        <mo stretchy="false">=</mo>
                        <msub>
                          <mi>V</mi>
                          <mi mathvariant="italic">ij</mi>
                        </msub>
                      </mrow>
                    </mrow>
                    <mo stretchy="false">)</mo>
                  </mrow>
                </mrow>
                <mrow>
                  <mrow>
                    <mrow>
                      <mo stretchy="false">(</mo>
                      <mrow>
                        <mrow>
                          <munderover>
                            <mo stretchy="false">∑</mo>
                            <mrow>
                              <mrow>
                                <mi>i</mi>
                                <mo stretchy="false">=</mo>
                                <mn>1</mn>
                              </mrow>
                            </mrow>
                            <mrow>
                              <mi>a</mi>
                            </mrow>
                          </munderover>
                          <msub>
                            <mi>x</mi>
                            <mi>i</mi>
                          </msub>
                        </mrow>
                      </mrow>
                      <mo stretchy="false">)</mo>
                    </mrow>
                    <mo stretchy="false">∗</mo>
                    <mrow>
                      <mo stretchy="false">(</mo>
                      <mrow>
                        <mrow>
                          <munderover>
                            <mo stretchy="false">∑</mo>
                            <mrow>
                              <mrow>
                                <mi>j</mi>
                                <mo stretchy="false">=</mo>
                                <mn>1</mn>
                              </mrow>
                            </mrow>
                            <mrow>
                              <msub>
                                <mi>b</mi>
                                <mn>1</mn>
                              </msub>
                            </mrow>
                          </munderover>
                          <mrow>
                            <mo stretchy="false">(</mo>
                            <mrow>
                              <msub>
                                <mi>log</mi>
                                <mn>2</mn>
                              </msub>
                              <mrow>
                                <mrow>
                                  <mo stretchy="false">(</mo>
                                  <mrow>
                                    <mi>k</mi>
                                  </mrow>
                                  <mo stretchy="false">)</mo>
                                </mrow>
                                <mo stretchy="false">−</mo>
                                <mi>H</mi>
                              </mrow>
                              <mrow>
                                <mo stretchy="false">(</mo>
                                <mrow>
                                  <mrow>
                                    <mrow>
                                      <mi>W</mi>
                                      <mo stretchy="false">∣</mo>
                                      <msub>
                                        <mi>A</mi>
                                        <mi>i</mi>
                                      </msub>
                                    </mrow>
                                    <mo stretchy="false">=</mo>
                                    <msub>
                                      <mi>V</mi>
                                      <mi mathvariant="italic">ij</mi>
                                    </msub>
                                  </mrow>
                                </mrow>
                                <mo stretchy="false">)</mo>
                              </mrow>
                            </mrow>
                            <mo stretchy="false">)</mo>
                          </mrow>
                        </mrow>
                      </mrow>
                      <mo stretchy="false">)</mo>
                    </mrow>
                  </mrow>
                </mrow>
              </mfrac>
            </mrow>
          </mrow>
        </mrow>
      </mstyle>
    </mrow>
    <annotation encoding="StarMath 5.0">size 40{n_ij={log_2(k)-H(W divides A_i=V_ij) } over {(sum from{i=1} to{a} x_i) * (sum from{j=1} to{b_1} (log_2(k)-H(W divides A_i=V_ij))  )}}</annotation>
  </semantics>
</math>
</file>

<file path=Object 3/content.xml><?xml version="1.0" encoding="utf-8"?>
<math xmlns="http://www.w3.org/1998/Math/MathML"/>
</file>

<file path=Object 4/content.xml><?xml version="1.0" encoding="utf-8"?>
<math xmlns="http://www.w3.org/1998/Math/MathML">
  <semantics>
    <mrow>
      <mstyle mathsize="32pt">
        <mrow>
          <mrow>
            <mi>H</mi>
            <mrow>
              <mrow>
                <mo stretchy="false">(</mo>
                <mrow>
                  <mrow>
                    <mrow>
                      <mi>W</mi>
                      <mo stretchy="false">∣</mo>
                      <msub>
                        <mi>A</mi>
                        <mi>i</mi>
                      </msub>
                    </mrow>
                    <mo stretchy="false">=</mo>
                    <msub>
                      <mi>V</mi>
                      <mi mathvariant="italic">ij</mi>
                    </msub>
                  </mrow>
                </mrow>
                <mo stretchy="false">)</mo>
              </mrow>
              <mo stretchy="false">=</mo>
              <mrow>
                <mo stretchy="false">−</mo>
                <mrow>
                  <mrow>
                    <munderover>
                      <mo stretchy="false">∑</mo>
                      <mrow>
                        <mrow>
                          <mi>w</mi>
                          <mo stretchy="false">=</mo>
                          <mn>1</mn>
                        </mrow>
                      </mrow>
                      <mrow>
                        <mi>k</mi>
                      </mrow>
                    </munderover>
                    <mrow>
                      <mo stretchy="false">(</mo>
                      <mrow>
                        <mi>P</mi>
                        <mrow>
                          <mrow>
                            <mo stretchy="false">(</mo>
                            <mrow>
                              <mrow>
                                <mrow>
                                  <mi>w</mi>
                                  <mo stretchy="false">∣</mo>
                                  <msub>
                                    <mi>A</mi>
                                    <mi>i</mi>
                                  </msub>
                                </mrow>
                                <mo stretchy="false">=</mo>
                                <msub>
                                  <mi>V</mi>
                                  <mi mathvariant="italic">ij</mi>
                                </msub>
                              </mrow>
                            </mrow>
                            <mo stretchy="false">)</mo>
                          </mrow>
                          <mo stretchy="false">∗</mo>
                          <msub>
                            <mi>log</mi>
                            <mn>2</mn>
                          </msub>
                        </mrow>
                        <mrow>
                          <mo stretchy="false">(</mo>
                          <mrow>
                            <mi>P</mi>
                            <mrow>
                              <mo stretchy="false">(</mo>
                              <mrow>
                                <mrow>
                                  <mrow>
                                    <mi>w</mi>
                                    <mo stretchy="false">∣</mo>
                                    <msub>
                                      <mi>A</mi>
                                      <mi>i</mi>
                                    </msub>
                                  </mrow>
                                  <mo stretchy="false">=</mo>
                                  <msub>
                                    <mi>V</mi>
                                    <mi mathvariant="italic">ij</mi>
                                  </msub>
                                </mrow>
                              </mrow>
                              <mo stretchy="false">)</mo>
                            </mrow>
                          </mrow>
                          <mo stretchy="false">)</mo>
                        </mrow>
                      </mrow>
                      <mo stretchy="false">)</mo>
                    </mrow>
                  </mrow>
                </mrow>
              </mrow>
            </mrow>
          </mrow>
        </mrow>
      </mstyle>
    </mrow>
    <annotation encoding="StarMath 5.0">size 32{H(W divides A_i=V_ij)=-{sum from{w=1} to{k} (P(w divides A_i=V_ij)*log_2(P(w divides A_i=V_ij)))}}</annotation>
  </semantics>
</math>
</file>

<file path=Object 5/content.xml><?xml version="1.0" encoding="utf-8"?>
<math xmlns="http://www.w3.org/1998/Math/MathML">
  <semantics>
    <mrow>
      <mstyle mathsize="40pt">
        <mrow>
          <mrow>
            <mrow>
              <mi>Q</mi>
              <mo stretchy="false">=</mo>
              <mrow>
                <mrow>
                  <mfrac>
                    <mi mathvariant="italic">TP</mi>
                    <mrow>
                      <mrow>
                        <mi mathvariant="italic">TP</mi>
                        <mo stretchy="false">+</mo>
                        <mi mathvariant="italic">FN</mi>
                      </mrow>
                    </mrow>
                  </mfrac>
                </mrow>
                <mo stretchy="false">∗</mo>
                <mrow>
                  <mfrac>
                    <mi mathvariant="italic">TN</mi>
                    <mrow>
                      <mrow>
                        <mi mathvariant="italic">FP</mi>
                        <mo stretchy="false">+</mo>
                        <mi mathvariant="italic">TN</mi>
                      </mrow>
                    </mrow>
                  </mfrac>
                </mrow>
              </mrow>
            </mrow>
          </mrow>
        </mrow>
      </mstyle>
    </mrow>
    <annotation encoding="StarMath 5.0">size 40{Q={TP over {TP + FN}}*{TN over {FP + TN}}}</annotation>
  </semantics>
</math>
</file>

<file path=Object 6/content.xml><?xml version="1.0" encoding="utf-8"?>
<math xmlns="http://www.w3.org/1998/Math/MathML">
  <semantics>
    <mrow>
      <mstyle mathsize="40pt">
        <mrow>
          <mrow>
            <mrow>
              <mi>Q</mi>
              <mo stretchy="false">=</mo>
              <mrow>
                <mrow>
                  <mfrac>
                    <mi mathvariant="italic">TP</mi>
                    <mrow>
                      <mrow>
                        <mi mathvariant="italic">TP</mi>
                        <mo stretchy="false">+</mo>
                        <mi mathvariant="italic">FN</mi>
                      </mrow>
                    </mrow>
                  </mfrac>
                </mrow>
                <mo stretchy="false">∗</mo>
                <mrow>
                  <mfrac>
                    <mi mathvariant="italic">TN</mi>
                    <mrow>
                      <mrow>
                        <mi mathvariant="italic">FP</mi>
                        <mo stretchy="false">+</mo>
                        <mi mathvariant="italic">TN</mi>
                      </mrow>
                    </mrow>
                  </mfrac>
                </mrow>
              </mrow>
            </mrow>
          </mrow>
        </mrow>
      </mstyle>
    </mrow>
    <annotation encoding="StarMath 5.0">size 40{Q={TP over {TP + FN}}*{TN over {FP + TN}}}</annotation>
  </semantics>
</math>
</file>

<file path=Object 7/content.xml><?xml version="1.0" encoding="utf-8"?>
<math xmlns="http://www.w3.org/1998/Math/MathML">
  <semantics>
    <mrow>
      <mstyle mathsize="50pt">
        <mrow>
          <mrow>
            <mrow>
              <msub>
                <mi>t</mi>
                <mi mathvariant="italic">ij</mi>
              </msub>
              <mo stretchy="false">=</mo>
              <mrow>
                <msub>
                  <mi>t</mi>
                  <mi mathvariant="italic">ij</mi>
                </msub>
                <mo stretchy="false">+</mo>
                <mrow>
                  <msub>
                    <mi>t</mi>
                    <mi mathvariant="italic">ij</mi>
                  </msub>
                  <mo stretchy="false">∗</mo>
                  <mi>Q</mi>
                </mrow>
              </mrow>
            </mrow>
          </mrow>
        </mrow>
      </mstyle>
    </mrow>
    <annotation encoding="StarMath 5.0">size 50{t_ij=t_ij+t_ij*Q}</annotation>
  </semantics>
</math>
</file>

<file path=Object 8/content.xml><?xml version="1.0" encoding="utf-8"?>
<math xmlns="http://www.w3.org/1998/Math/MathML">
  <semantics>
    <mrow>
      <mstyle mathsize="50pt">
        <mrow>
          <mrow>
            <mrow>
              <msub>
                <mi>t</mi>
                <mi mathvariant="italic">ij</mi>
              </msub>
              <mo stretchy="false">=</mo>
              <mfrac>
                <msub>
                  <mi>t</mi>
                  <mi mathvariant="italic">ij</mi>
                </msub>
                <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row>
                        <mi>a</mi>
                      </mrow>
                    </munderover>
                    <mrow>
                      <munderover>
                        <mo stretchy="false">∑</mo>
                        <mrow>
                          <mrow>
                            <mi>j</mi>
                            <mo stretchy="false">=</mo>
                            <mn>1</mn>
                          </mrow>
                        </mrow>
                        <mrow>
                          <msub>
                            <mi>b</mi>
                            <mi>i</mi>
                          </msub>
                        </mrow>
                      </munderover>
                      <msub>
                        <mi>t</mi>
                        <mi mathvariant="italic">ij</mi>
                      </msub>
                    </mrow>
                  </mrow>
                </mrow>
              </mfrac>
            </mrow>
          </mrow>
        </mrow>
      </mstyle>
    </mrow>
    <annotation encoding="StarMath 5.0">size 50{t_ij=t_ij over {sum from{i=1} to{a} sum from{j=1} to{b_i} t_ij}}</annotation>
  </semantics>
</math>
</file>

<file path=Object 9/content.xml><?xml version="1.0" encoding="utf-8"?>
<math xmlns="http://www.w3.org/1998/Math/MathML">
  <semantics>
    <mrow>
      <mstyle mathsize="40pt">
        <mrow>
          <mrow>
            <mrow>
              <msub>
                <mi>t</mi>
                <mi mathvariant="italic">ij</mi>
              </msub>
              <mo stretchy="false">=</mo>
              <mfrac>
                <mn>1</mn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a</mi>
                    </mrow>
                  </munderover>
                  <msub>
                    <mi>b</mi>
                    <mi>i</mi>
                  </msub>
                </mrow>
              </mfrac>
            </mrow>
          </mrow>
        </mrow>
      </mstyle>
    </mrow>
    <annotation encoding="StarMath 5.0">size 40{t_ij=1 over sum from{i=1} to{a} b_i}</annotation>
  </semantics>
</math>
</file>